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cm"/>
    </style:style>
    <style:style style:name="co9" style:family="table-column">
      <style:table-column-properties fo:break-before="auto" style:column-width="4.045cm"/>
    </style:style>
    <style:style style:name="co10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0.72cm"/>
    </style:style>
    <style:style style:name="co13" style:family="table-column">
      <style:table-column-properties fo:break-before="auto" style:column-width="0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color="#00a93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5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CK_DATA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_produc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peso</text:p>
          </table:table-cell>
          <table:table-cell/>
          <table:table-cell office:value-type="string" calcext:value-type="string">
            <text:p>Cant. Prods</text:p>
          </table:table-cell>
          <table:table-cell table:number-columns-repeated="3"/>
          <table:table-cell office:value-type="string" calcext:value-type="string">
            <text:p>Cant. Prods</text:p>
          </table:table-cell>
          <table:table-cell office:value-type="string" calcext:value-type="string">
            <text:p>Pesos Kg</text:p>
          </table:table-cell>
          <table:table-cell office:value-type="string" calcext:value-type="string">
            <text:p>Pesos T</text:p>
          </table:table-cell>
          <table:table-cell/>
          <table:table-cell office:value-type="string" calcext:value-type="string">
            <text:p>Cant. P</text:p>
          </table:table-cell>
          <table:table-cell office:value-type="string" calcext:value-type="string">
            <text:p>Cant. G</text:p>
          </table:table-cell>
          <table:table-cell/>
          <table:table-cell table:number-columns-repeated="2" office:value-type="string" calcext:value-type="string">
            <text:p>Tipo. C/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38424" calcext:value-type="float">
            <text:p>9138424</text:p>
          </table:table-cell>
          <table:table-cell/>
          <table:table-cell table:style-name="ce1" table:formula="of:=COUNTIF([.C2:.C1001];&quot;normal&quot;)" office:value-type="float" office:value="344" calcext:value-type="float">
            <text:p>344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rmal + Solida</text:p>
          </table:table-cell>
          <table:table-cell table:formula="of:=COUNTIFS([.C2:.C1001];[.H2];[.D2:.D1001];[.H7])" office:value-type="float" office:value="126" calcext:value-type="float">
            <text:p>126</text:p>
          </table:table-cell>
          <table:table-cell table:formula="of:=SUMIFS([.E2:.E1001];[.C2:.C1001];[.H2];[.D2:.D1001];[.H7])" office:value-type="float" office:value="672083363" calcext:value-type="float">
            <text:p>672.083.363</text:p>
          </table:table-cell>
          <table:table-cell table:formula="of:=[.L2]/1000" office:value-type="float" office:value="672083.363" calcext:value-type="float">
            <text:p>672.083</text:p>
          </table:table-cell>
          <table:table-cell/>
          <table:table-cell table:style-name="ce4" table:formula="of:=[.M2]/12" office:value-type="float" office:value="56006.9469166667" calcext:value-type="float">
            <text:p>56.007</text:p>
          </table:table-cell>
          <table:table-cell table:style-name="ce4" table:formula="of:=[.M2]/24" office:value-type="float" office:value="28003.4734583333" calcext:value-type="float">
            <text:p>28.003</text:p>
          </table:table-cell>
          <table:table-cell table:style-name="ce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423397" calcext:value-type="float">
            <text:p>2423397</text:p>
          </table:table-cell>
          <table:table-cell/>
          <table:table-cell table:style-name="ce1" table:formula="of:=COUNTIF([.C2:.C1001];&quot;refrigerado&quot;)" office:value-type="float" office:value="318" calcext:value-type="float">
            <text:p>318</text:p>
          </table:table-cell>
          <table:table-cell office:value-type="string" calcext:value-type="string">
            <text:p>Refrigerado</text:p>
          </table:table-cell>
          <table:table-cell/>
          <table:table-cell office:value-type="string" calcext:value-type="string">
            <text:p>Normal + Liquida</text:p>
          </table:table-cell>
          <table:table-cell table:formula="of:=COUNTIFS([.C2:.C1001];[.H2];[.D2:.D1001];[.H8])" office:value-type="float" office:value="122" calcext:value-type="float">
            <text:p>122</text:p>
          </table:table-cell>
          <table:table-cell table:formula="of:=SUMIFS([.E2:.E1001];[.C2:.C1001];[.H2];[.D2:.D1001];[.H8])" office:value-type="float" office:value="652894619" calcext:value-type="float">
            <text:p>652.894.619</text:p>
          </table:table-cell>
          <table:table-cell table:formula="of:=[.L3]/1000" office:value-type="float" office:value="652894.619" calcext:value-type="float">
            <text:p>652.895</text:p>
          </table:table-cell>
          <table:table-cell/>
          <table:table-cell table:style-name="ce14" table:formula="of:=SUM([.P3:.P4])" office:value-type="float" office:value="47297.4035" calcext:value-type="float" table:number-columns-spanned="1" table:number-rows-spanned="2">
            <text:p>47.297</text:p>
          </table:table-cell>
          <table:table-cell table:style-name="ce4" table:formula="of:=[.M3]/24" office:value-type="float" office:value="27203.9424583333" calcext:value-type="float">
            <text:p>27.204</text:p>
          </table:table-cell>
          <table:table-cell table:style-name="ce6"/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33761" calcext:value-type="float">
            <text:p>9133761</text:p>
          </table:table-cell>
          <table:table-cell/>
          <table:table-cell table:style-name="ce1" table:formula="of:=COUNTIF([.C2:.C1001];&quot;inflamable&quot;)" office:value-type="float" office:value="338" calcext:value-type="float">
            <text:p>338</text:p>
          </table:table-cell>
          <table:table-cell office:value-type="string" calcext:value-type="string">
            <text:p>Inflamable</text:p>
          </table:table-cell>
          <table:table-cell/>
          <table:table-cell office:value-type="string" calcext:value-type="string">
            <text:p>Normal + Gas</text:p>
          </table:table-cell>
          <table:table-cell table:formula="of:=COUNTIFS([.C2:.C1001];[.H2];[.D2:.D1001];[.H9])" office:value-type="float" office:value="96" calcext:value-type="float">
            <text:p>96</text:p>
          </table:table-cell>
          <table:table-cell table:formula="of:=SUMIFS([.E2:.E1001];[.C2:.C1001];[.H2];[.D2:.D1001];[.H9])" office:value-type="float" office:value="482243065" calcext:value-type="float">
            <text:p>482.243.065</text:p>
          </table:table-cell>
          <table:table-cell table:formula="of:=[.L4]/1000" office:value-type="float" office:value="482243.065" calcext:value-type="float">
            <text:p>482.243</text:p>
          </table:table-cell>
          <table:table-cell/>
          <table:covered-table-cell table:style-name="ce15"/>
          <table:table-cell table:style-name="ce4" table:formula="of:=[.M4]/24" office:value-type="float" office:value="20093.4610416667" calcext:value-type="float">
            <text:p>20.093</text:p>
          </table:table-cell>
          <table:table-cell table:style-name="ce6"/>
          <table:covered-table-cell table:style-name="ce21"/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rl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73764" calcext:value-type="float">
            <text:p>7873764</text:p>
          </table:table-cell>
          <table:table-cell/>
          <table:table-cell table:style-name="ce2" table:formula="of:=SUM([.G2:.G4])" office:value-type="float" office:value="1000" calcext:value-type="float">
            <text:p>1000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" table:formula="of:=SUM([.K2:.K4])" office:value-type="float" office:value="344" calcext:value-type="float">
            <text:p>344</text:p>
          </table:table-cell>
          <table:table-cell table:formula="of:=SUM([.L2:.L4])" office:value-type="float" office:value="1807221047" calcext:value-type="float">
            <text:p>1.807.221.047</text:p>
          </table:table-cell>
          <table:table-cell table:formula="of:=[.L5]/1000" office:value-type="float" office:value="1807221.047" calcext:value-type="float">
            <text:p>1.807.221</text:p>
          </table:table-cell>
          <table:table-cell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70066" calcext:value-type="float">
            <text:p>270066</text:p>
          </table:table-cell>
          <table:table-cell table:number-columns-repeated="9"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ev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896525" calcext:value-type="float">
            <text:p>3896525</text:p>
          </table:table-cell>
          <table:table-cell/>
          <table:table-cell table:formula="of:=COUNTIF([.D2:.D1001];&quot;solida&quot;)" office:value-type="float" office:value="357" calcext:value-type="float">
            <text:p>357</text:p>
          </table:table-cell>
          <table:table-cell office:value-type="string" calcext:value-type="string">
            <text:p>Solida</text:p>
          </table:table-cell>
          <table:table-cell/>
          <table:table-cell office:value-type="string" calcext:value-type="string">
            <text:p>Refrigerado + Solida</text:p>
          </table:table-cell>
          <table:table-cell table:formula="of:=COUNTIFS([.C2:.C1001];[.H3];[.D2:.D1001];[.H7])" office:value-type="float" office:value="116" calcext:value-type="float">
            <text:p>116</text:p>
          </table:table-cell>
          <table:table-cell table:formula="of:=SUMIFS([.E2:.E1001];[.C2:.C1001];[.H3];[.D2:.D1001];[.H7])" office:value-type="float" office:value="655917925" calcext:value-type="float">
            <text:p>655.917.925</text:p>
          </table:table-cell>
          <table:table-cell table:formula="of:=[.L7]/1000" office:value-type="float" office:value="655917.925" calcext:value-type="float">
            <text:p>655.918</text:p>
          </table:table-cell>
          <table:table-cell/>
          <table:table-cell table:style-name="ce4" table:formula="of:=[.M7]/10" office:value-type="float" office:value="65591.7925" calcext:value-type="float">
            <text:p>65.592</text:p>
          </table:table-cell>
          <table:table-cell table:style-name="ce4" table:formula="of:=[.M7]/20" office:value-type="float" office:value="32795.89625" calcext:value-type="float">
            <text:p>32.796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r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810331" calcext:value-type="float">
            <text:p>6810331</text:p>
          </table:table-cell>
          <table:table-cell/>
          <table:table-cell table:formula="of:=COUNTIF([.D2:.D1001];&quot;liquida&quot;)" office:value-type="float" office:value="335" calcext:value-type="float">
            <text:p>335</text:p>
          </table:table-cell>
          <table:table-cell office:value-type="string" calcext:value-type="string">
            <text:p>Liquida</text:p>
          </table:table-cell>
          <table:table-cell/>
          <table:table-cell office:value-type="string" calcext:value-type="string">
            <text:p>Refrigerado + Liquida</text:p>
          </table:table-cell>
          <table:table-cell table:formula="of:=COUNTIFS([.C2:.C1001];[.H3];[.D2:.D1001];[.H8])" office:value-type="float" office:value="109" calcext:value-type="float">
            <text:p>109</text:p>
          </table:table-cell>
          <table:table-cell table:formula="of:=SUMIFS([.E2:.E1001];[.C2:.C1001];[.H3];[.D2:.D1001];[.H8])" office:value-type="float" office:value="549625220" calcext:value-type="float">
            <text:p>549.625.220</text:p>
          </table:table-cell>
          <table:table-cell table:formula="of:=[.L8]/1000" office:value-type="float" office:value="549625.22" calcext:value-type="float">
            <text:p>549.625</text:p>
          </table:table-cell>
          <table:table-cell/>
          <table:table-cell table:style-name="ce14" table:formula="of:=SUM([.P8:.P9])" office:value-type="float" office:value="51400.9685" calcext:value-type="float" table:number-columns-spanned="1" table:number-rows-spanned="2">
            <text:p>51.401</text:p>
          </table:table-cell>
          <table:table-cell table:style-name="ce4" table:formula="of:=[.M8]/20" office:value-type="float" office:value="27481.261" calcext:value-type="float">
            <text:p>27.481</text:p>
          </table:table-cell>
          <table:table-cell table:style-name="ce6"/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th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393973" calcext:value-type="float">
            <text:p>3393973</text:p>
          </table:table-cell>
          <table:table-cell/>
          <table:table-cell table:formula="of:=COUNTIF([.D2:.D1001];&quot;gas&quot;)" office:value-type="float" office:value="308" calcext:value-type="float">
            <text:p>308</text:p>
          </table:table-cell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Refrigerado + Gas</text:p>
          </table:table-cell>
          <table:table-cell table:formula="of:=COUNTIFS([.C2:.C1001];[.H3];[.D2:.D1001];[.H9])" office:value-type="float" office:value="93" calcext:value-type="float">
            <text:p>93</text:p>
          </table:table-cell>
          <table:table-cell table:formula="of:=SUMIFS([.E2:.E1001];[.C2:.C1001];[.H3];[.D2:.D1001];[.H9])" office:value-type="float" office:value="478394150" calcext:value-type="float">
            <text:p>478.394.150</text:p>
          </table:table-cell>
          <table:table-cell table:formula="of:=[.L9]/1000" office:value-type="float" office:value="478394.15" calcext:value-type="float">
            <text:p>478.394</text:p>
          </table:table-cell>
          <table:table-cell/>
          <table:covered-table-cell table:style-name="ce15"/>
          <table:table-cell table:style-name="ce4" table:formula="of:=[.M9]/20" office:value-type="float" office:value="23919.7075" calcext:value-type="float">
            <text:p>23.920</text:p>
          </table:table-cell>
          <table:table-cell table:style-name="ce6"/>
          <table:covered-table-cell table:style-name="ce21"/>
          <table:table-cell table:style-name="ce2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bec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385626" calcext:value-type="float">
            <text:p>2385626</text:p>
          </table:table-cell>
          <table:table-cell/>
          <table:table-cell table:style-name="ce2" table:formula="of:=SUM([.G7:.G9])" office:value-type="float" office:value="1000" calcext:value-type="float">
            <text:p>1000</text:p>
          </table:table-cell>
          <table:table-cell table:style-name="ce2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" table:formula="of:=SUM([.K7:.K9])" office:value-type="float" office:value="318" calcext:value-type="float">
            <text:p>318</text:p>
          </table:table-cell>
          <table:table-cell table:formula="of:=SUM([.L7:.L9])" office:value-type="float" office:value="1683937295" calcext:value-type="float">
            <text:p>1.683.937.295</text:p>
          </table:table-cell>
          <table:table-cell table:formula="of:=[.L10]/1000" office:value-type="float" office:value="1683937.295" calcext:value-type="float">
            <text:p>1.683.937</text:p>
          </table:table-cell>
          <table:table-cell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umphr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415313" calcext:value-type="float">
            <text:p>6415313</text:p>
          </table:table-cell>
          <table:table-cell table:number-columns-repeated="9"/>
          <table:table-cell table:style-name="ce4" table:number-columns-repeated="3"/>
          <table:table-cell table:style-name="ce7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022102" calcext:value-type="float">
            <text:p>7022102</text:p>
          </table:table-cell>
          <table:table-cell table:number-columns-repeated="4"/>
          <table:table-cell office:value-type="string" calcext:value-type="string">
            <text:p>Inflamable + Solida</text:p>
          </table:table-cell>
          <table:table-cell table:formula="of:=COUNTIFS([.C2:.C1001];[.H4];[.D2:.D1001];[.H7])" office:value-type="float" office:value="115" calcext:value-type="float">
            <text:p>115</text:p>
          </table:table-cell>
          <table:table-cell table:formula="of:=SUMIFS([.E2:.E1001];[.C2:.C1001];[.H4];[.D2:.D1001];[.H7])" office:value-type="float" office:value="578612230" calcext:value-type="float">
            <text:p>578.612.230</text:p>
          </table:table-cell>
          <table:table-cell table:formula="of:=[.L12]/1000" office:value-type="float" office:value="578612.23" calcext:value-type="float">
            <text:p>578.612</text:p>
          </table:table-cell>
          <table:table-cell/>
          <table:table-cell table:style-name="ce4" table:formula="of:=[.M12]/11" office:value-type="float" office:value="52601.1118181818" calcext:value-type="float">
            <text:p>52.601</text:p>
          </table:table-cell>
          <table:table-cell table:style-name="ce4" table:formula="of:=[.M12]/22" office:value-type="float" office:value="26300.5559090909" calcext:value-type="float">
            <text:p>26.301</text:p>
          </table:table-cell>
          <table:table-cell table:style-name="ce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i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561771" calcext:value-type="float">
            <text:p>1561771</text:p>
          </table:table-cell>
          <table:table-cell table:number-columns-repeated="4"/>
          <table:table-cell office:value-type="string" calcext:value-type="string">
            <text:p>Inflamable + Liquida</text:p>
          </table:table-cell>
          <table:table-cell table:formula="of:=COUNTIFS([.C2:.C1001];[.H4];[.D2:.D1001];[.H8])" office:value-type="float" office:value="104" calcext:value-type="float">
            <text:p>104</text:p>
          </table:table-cell>
          <table:table-cell table:formula="of:=SUMIFS([.E2:.E1001];[.C2:.C1001];[.H4];[.D2:.D1001];[.H8])" office:value-type="float" office:value="508080605" calcext:value-type="float">
            <text:p>508.080.605</text:p>
          </table:table-cell>
          <table:table-cell table:formula="of:=[.L13]/1000" office:value-type="float" office:value="508080.605" calcext:value-type="float">
            <text:p>508.081</text:p>
          </table:table-cell>
          <table:table-cell/>
          <table:table-cell table:style-name="ce14" table:formula="of:=SUM([.P13:.P14])" office:value-type="float" office:value="48630.6546363636" calcext:value-type="float" table:number-columns-spanned="1" table:number-rows-spanned="2">
            <text:p>48.631</text:p>
          </table:table-cell>
          <table:table-cell table:style-name="ce4" table:formula="of:=[.M13]/22" office:value-type="float" office:value="23094.5729545455" calcext:value-type="float">
            <text:p>23.095</text:p>
          </table:table-cell>
          <table:table-cell table:style-name="ce6"/>
          <table:table-cell table:style-name="ce20" office:value-type="string" calcext:value-type="string" table:number-columns-spanned="1" table:number-rows-spanned="2">
            <text:p>+</text:p>
          </table:table-cell>
          <table:table-cell table:style-name="ce2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1980" calcext:value-type="float">
            <text:p>431980</text:p>
          </table:table-cell>
          <table:table-cell table:number-columns-repeated="4"/>
          <table:table-cell office:value-type="string" calcext:value-type="string">
            <text:p>Inflamable + Gas</text:p>
          </table:table-cell>
          <table:table-cell table:formula="of:=COUNTIFS([.C2:.C1001];[.H4];[.D2:.D1001];[.H9])" office:value-type="float" office:value="119" calcext:value-type="float">
            <text:p>119</text:p>
          </table:table-cell>
          <table:table-cell table:formula="of:=SUMIFS([.E2:.E1001];[.C2:.C1001];[.H4];[.D2:.D1001];[.H9])" office:value-type="float" office:value="561793797" calcext:value-type="float">
            <text:p>561.793.797</text:p>
          </table:table-cell>
          <table:table-cell table:formula="of:=[.L14]/1000" office:value-type="float" office:value="561793.797" calcext:value-type="float">
            <text:p>561.794</text:p>
          </table:table-cell>
          <table:table-cell/>
          <table:covered-table-cell table:style-name="ce15"/>
          <table:table-cell table:style-name="ce4" table:formula="of:=[.M14]/22" office:value-type="float" office:value="25536.0816818182" calcext:value-type="float">
            <text:p>25.536</text:p>
          </table:table-cell>
          <table:table-cell table:style-name="ce6"/>
          <table:covered-table-cell table:style-name="ce21"/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439282" calcext:value-type="float">
            <text:p>3439282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style-name="ce1" table:formula="of:=SUM([.K12:.K14])" office:value-type="float" office:value="338" calcext:value-type="float">
            <text:p>338</text:p>
          </table:table-cell>
          <table:table-cell table:formula="of:=SUM([.L12:.L14])" office:value-type="float" office:value="1648486632" calcext:value-type="float">
            <text:p>1.648.486.632</text:p>
          </table:table-cell>
          <table:table-cell table:formula="of:=[.L15]/1000" office:value-type="float" office:value="1648486.632" calcext:value-type="float">
            <text:p>1.648.487</text:p>
          </table:table-cell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291883" calcext:value-type="float">
            <text:p>6291883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466851" calcext:value-type="float">
            <text:p>4466851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ordan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190589" calcext:value-type="float">
            <text:p>5190589</text:p>
          </table:table-cell>
          <table:table-cell table:number-columns-repeated="6"/>
          <table:table-cell table:formula="of:=SUM([.P2:.P4];[.P7:.P9];[.P12:.P14])" office:value-type="float" office:value="234428.952253788" calcext:value-type="float">
            <text:p>234.42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iff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989410" calcext:value-type="float">
            <text:p>8989410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eci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432557" calcext:value-type="float">
            <text:p>243255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ueneve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794301" calcext:value-type="float">
            <text:p>4794301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irl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45301" calcext:value-type="float">
            <text:p>3145301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211363" calcext:value-type="float">
            <text:p>6211363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r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604982" calcext:value-type="float">
            <text:p>160498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547302" calcext:value-type="float">
            <text:p>5547302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ea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816072" calcext:value-type="float">
            <text:p>1816072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168437" calcext:value-type="float">
            <text:p>8168437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029840" calcext:value-type="float">
            <text:p>3029840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10486" calcext:value-type="float">
            <text:p>9104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c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934382" calcext:value-type="float">
            <text:p>7934382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465766" calcext:value-type="float">
            <text:p>9465766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21163" calcext:value-type="float">
            <text:p>321163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n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93502" calcext:value-type="float">
            <text:p>5893502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lber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375414" calcext:value-type="float">
            <text:p>2375414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arbab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733184" calcext:value-type="float">
            <text:p>6733184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a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698256" calcext:value-type="float">
            <text:p>8698256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671698" calcext:value-type="float">
            <text:p>167169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004038" calcext:value-type="float">
            <text:p>4004038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818255" calcext:value-type="float">
            <text:p>7818255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Zedekia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6240" calcext:value-type="float">
            <text:p>246240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ick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97249" calcext:value-type="float">
            <text:p>3997249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in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269900" calcext:value-type="float">
            <text:p>2269900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rann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16640" calcext:value-type="float">
            <text:p>716640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rn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545380" calcext:value-type="float">
            <text:p>9545380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on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747856" calcext:value-type="float">
            <text:p>6747856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858567" calcext:value-type="float">
            <text:p>9858567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948221" calcext:value-type="float">
            <text:p>2948221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d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985251" calcext:value-type="float">
            <text:p>7985251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ynds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72408" calcext:value-type="float">
            <text:p>272408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537557" calcext:value-type="float">
            <text:p>8537557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n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556036" calcext:value-type="float">
            <text:p>2556036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415785" calcext:value-type="float">
            <text:p>8415785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eorgia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262907" calcext:value-type="float">
            <text:p>6262907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ort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79194" calcext:value-type="float">
            <text:p>3179194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amb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806354" calcext:value-type="float">
            <text:p>3806354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79399" calcext:value-type="float">
            <text:p>879399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ul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503460" calcext:value-type="float">
            <text:p>4503460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rri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761779" calcext:value-type="float">
            <text:p>9761779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ancel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22665" calcext:value-type="float">
            <text:p>722665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Joelly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341574" calcext:value-type="float">
            <text:p>6341574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Eds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17246" calcext:value-type="float">
            <text:p>2617246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rge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648472" calcext:value-type="float">
            <text:p>3648472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81858" calcext:value-type="float">
            <text:p>2481858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tr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45494" calcext:value-type="float">
            <text:p>145494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yc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115725" calcext:value-type="float">
            <text:p>1115725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lme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738231" calcext:value-type="float">
            <text:p>1738231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221918" calcext:value-type="float">
            <text:p>5221918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ks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137439" calcext:value-type="float">
            <text:p>3137439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er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69300" calcext:value-type="float">
            <text:p>2169300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064030" calcext:value-type="float">
            <text:p>6064030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606303" calcext:value-type="float">
            <text:p>4606303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910091" calcext:value-type="float">
            <text:p>5910091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19823" calcext:value-type="float">
            <text:p>7019823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45408" calcext:value-type="float">
            <text:p>445408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3135" calcext:value-type="float">
            <text:p>33135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ret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328033" calcext:value-type="float">
            <text:p>9328033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biga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672890" calcext:value-type="float">
            <text:p>5672890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eri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642483" calcext:value-type="float">
            <text:p>1642483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ea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252195" calcext:value-type="float">
            <text:p>2252195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rand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909633" calcext:value-type="float">
            <text:p>4909633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va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941787" calcext:value-type="float">
            <text:p>1941787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evl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94689" calcext:value-type="float">
            <text:p>894689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741311" calcext:value-type="float">
            <text:p>8741311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ckolau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319187" calcext:value-type="float">
            <text:p>4319187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92674" calcext:value-type="float">
            <text:p>2692674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75526" calcext:value-type="float">
            <text:p>575526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leano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846909" calcext:value-type="float">
            <text:p>9846909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93608" calcext:value-type="float">
            <text:p>7093608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Olag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614295" calcext:value-type="float">
            <text:p>9614295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heres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980035" calcext:value-type="float">
            <text:p>3980035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037918" calcext:value-type="float">
            <text:p>2037918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620148" calcext:value-type="float">
            <text:p>5620148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126242" calcext:value-type="float">
            <text:p>7126242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tac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574829" calcext:value-type="float">
            <text:p>9574829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el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568003" calcext:value-type="float">
            <text:p>5568003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and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208434" calcext:value-type="float">
            <text:p>4208434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433173" calcext:value-type="float">
            <text:p>9433173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rlow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495660" calcext:value-type="float">
            <text:p>8495660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erm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1379" calcext:value-type="float">
            <text:p>61379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a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38553" calcext:value-type="float">
            <text:p>2638553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an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627106" calcext:value-type="float">
            <text:p>5627106</text:p>
          </table:table-cell>
          <table:table-cell table:number-columns-repeated="1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ize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329000" calcext:value-type="float">
            <text:p>6329000</text:p>
          </table:table-cell>
          <table:table-cell table:number-columns-repeated="1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380666" calcext:value-type="float">
            <text:p>1380666</text:p>
          </table:table-cell>
          <table:table-cell table:number-columns-repeated="1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ss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142127" calcext:value-type="float">
            <text:p>8142127</text:p>
          </table:table-cell>
          <table:table-cell table:number-columns-repeated="1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532988" calcext:value-type="float">
            <text:p>7532988</text:p>
          </table:table-cell>
          <table:table-cell table:number-columns-repeated="1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80506" calcext:value-type="float">
            <text:p>7880506</text:p>
          </table:table-cell>
          <table:table-cell table:number-columns-repeated="1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057177" calcext:value-type="float">
            <text:p>8057177</text:p>
          </table:table-cell>
          <table:table-cell table:number-columns-repeated="1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205812" calcext:value-type="float">
            <text:p>2205812</text:p>
          </table:table-cell>
          <table:table-cell table:number-columns-repeated="1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031957" calcext:value-type="float">
            <text:p>9031957</text:p>
          </table:table-cell>
          <table:table-cell table:number-columns-repeated="1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in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19208" calcext:value-type="float">
            <text:p>9119208</text:p>
          </table:table-cell>
          <table:table-cell table:number-columns-repeated="1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iff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357860" calcext:value-type="float">
            <text:p>6357860</text:p>
          </table:table-cell>
          <table:table-cell table:number-columns-repeated="1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untl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076366" calcext:value-type="float">
            <text:p>3076366</text:p>
          </table:table-cell>
          <table:table-cell table:number-columns-repeated="1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o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38065" calcext:value-type="float">
            <text:p>5838065</text:p>
          </table:table-cell>
          <table:table-cell table:number-columns-repeated="1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rend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119877" calcext:value-type="float">
            <text:p>6119877</text:p>
          </table:table-cell>
          <table:table-cell table:number-columns-repeated="1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hilip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495458" calcext:value-type="float">
            <text:p>3495458</text:p>
          </table:table-cell>
          <table:table-cell table:number-columns-repeated="1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Blondel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9672" calcext:value-type="float">
            <text:p>49672</text:p>
          </table:table-cell>
          <table:table-cell table:number-columns-repeated="1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Wall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240965" calcext:value-type="float">
            <text:p>8240965</text:p>
          </table:table-cell>
          <table:table-cell table:number-columns-repeated="1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23433" calcext:value-type="float">
            <text:p>2623433</text:p>
          </table:table-cell>
          <table:table-cell table:number-columns-repeated="1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enni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379738" calcext:value-type="float">
            <text:p>3379738</text:p>
          </table:table-cell>
          <table:table-cell table:number-columns-repeated="1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ob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245197" calcext:value-type="float">
            <text:p>8245197</text:p>
          </table:table-cell>
          <table:table-cell table:number-columns-repeated="1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imm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552418" calcext:value-type="float">
            <text:p>9552418</text:p>
          </table:table-cell>
          <table:table-cell table:number-columns-repeated="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ueneve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143925" calcext:value-type="float">
            <text:p>7143925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445599" calcext:value-type="float">
            <text:p>3445599</text:p>
          </table:table-cell>
          <table:table-cell table:number-columns-repeated="1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ngeliqu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642221" calcext:value-type="float">
            <text:p>4642221</text:p>
          </table:table-cell>
          <table:table-cell table:number-columns-repeated="1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097748" calcext:value-type="float">
            <text:p>5097748</text:p>
          </table:table-cell>
          <table:table-cell table:number-columns-repeated="1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dr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043665" calcext:value-type="float">
            <text:p>6043665</text:p>
          </table:table-cell>
          <table:table-cell table:number-columns-repeated="1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hill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777354" calcext:value-type="float">
            <text:p>8777354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asi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614735" calcext:value-type="float">
            <text:p>3614735</text:p>
          </table:table-cell>
          <table:table-cell table:number-columns-repeated="1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297531" calcext:value-type="float">
            <text:p>3297531</text:p>
          </table:table-cell>
          <table:table-cell table:number-columns-repeated="1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ynnet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766751" calcext:value-type="float">
            <text:p>1766751</text:p>
          </table:table-cell>
          <table:table-cell table:number-columns-repeated="1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074928" calcext:value-type="float">
            <text:p>4074928</text:p>
          </table:table-cell>
          <table:table-cell table:number-columns-repeated="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haw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130139" calcext:value-type="float">
            <text:p>9130139</text:p>
          </table:table-cell>
          <table:table-cell table:number-columns-repeated="1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162039" calcext:value-type="float">
            <text:p>7162039</text:p>
          </table:table-cell>
          <table:table-cell table:number-columns-repeated="1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200253" calcext:value-type="float">
            <text:p>5200253</text:p>
          </table:table-cell>
          <table:table-cell table:number-columns-repeated="1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671017" calcext:value-type="float">
            <text:p>4671017</text:p>
          </table:table-cell>
          <table:table-cell table:number-columns-repeated="1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Rozal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559643" calcext:value-type="float">
            <text:p>3559643</text:p>
          </table:table-cell>
          <table:table-cell table:number-columns-repeated="1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llix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536731" calcext:value-type="float">
            <text:p>6536731</text:p>
          </table:table-cell>
          <table:table-cell table:number-columns-repeated="1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Hail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051410" calcext:value-type="float">
            <text:p>6051410</text:p>
          </table:table-cell>
          <table:table-cell table:number-columns-repeated="1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ud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521760" calcext:value-type="float">
            <text:p>8521760</text:p>
          </table:table-cell>
          <table:table-cell table:number-columns-repeated="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err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520764" calcext:value-type="float">
            <text:p>6520764</text:p>
          </table:table-cell>
          <table:table-cell table:number-columns-repeated="1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or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557463" calcext:value-type="float">
            <text:p>1557463</text:p>
          </table:table-cell>
          <table:table-cell table:number-columns-repeated="1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886952" calcext:value-type="float">
            <text:p>4886952</text:p>
          </table:table-cell>
          <table:table-cell table:number-columns-repeated="1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ol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068667" calcext:value-type="float">
            <text:p>3068667</text:p>
          </table:table-cell>
          <table:table-cell table:number-columns-repeated="1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rist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054354" calcext:value-type="float">
            <text:p>9054354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riffi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878854" calcext:value-type="float">
            <text:p>1878854</text:p>
          </table:table-cell>
          <table:table-cell table:number-columns-repeated="1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746308" calcext:value-type="float">
            <text:p>3746308</text:p>
          </table:table-cell>
          <table:table-cell table:number-columns-repeated="1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aw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387319" calcext:value-type="float">
            <text:p>8387319</text:p>
          </table:table-cell>
          <table:table-cell table:number-columns-repeated="1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osab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34144" calcext:value-type="float">
            <text:p>834144</text:p>
          </table:table-cell>
          <table:table-cell table:number-columns-repeated="1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261771" calcext:value-type="float">
            <text:p>4261771</text:p>
          </table:table-cell>
          <table:table-cell table:number-columns-repeated="1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ud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368100" calcext:value-type="float">
            <text:p>4368100</text:p>
          </table:table-cell>
          <table:table-cell table:number-columns-repeated="1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03406" calcext:value-type="float">
            <text:p>603406</text:p>
          </table:table-cell>
          <table:table-cell table:number-columns-repeated="1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ber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073862" calcext:value-type="float">
            <text:p>8073862</text:p>
          </table:table-cell>
          <table:table-cell table:number-columns-repeated="1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earn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443091" calcext:value-type="float">
            <text:p>8443091</text:p>
          </table:table-cell>
          <table:table-cell table:number-columns-repeated="1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105724" calcext:value-type="float">
            <text:p>8105724</text:p>
          </table:table-cell>
          <table:table-cell table:number-columns-repeated="1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heere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528028" calcext:value-type="float">
            <text:p>7528028</text:p>
          </table:table-cell>
          <table:table-cell table:number-columns-repeated="1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557989" calcext:value-type="float">
            <text:p>7557989</text:p>
          </table:table-cell>
          <table:table-cell table:number-columns-repeated="1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794285" calcext:value-type="float">
            <text:p>3794285</text:p>
          </table:table-cell>
          <table:table-cell table:number-columns-repeated="1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86459" calcext:value-type="float">
            <text:p>8586459</text:p>
          </table:table-cell>
          <table:table-cell table:number-columns-repeated="1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034376" calcext:value-type="float">
            <text:p>8034376</text:p>
          </table:table-cell>
          <table:table-cell table:number-columns-repeated="1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her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012011" calcext:value-type="float">
            <text:p>6012011</text:p>
          </table:table-cell>
          <table:table-cell table:number-columns-repeated="1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450302" calcext:value-type="float">
            <text:p>1450302</text:p>
          </table:table-cell>
          <table:table-cell table:number-columns-repeated="1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arb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95397" calcext:value-type="float">
            <text:p>495397</text:p>
          </table:table-cell>
          <table:table-cell table:number-columns-repeated="1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err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517555" calcext:value-type="float">
            <text:p>1517555</text:p>
          </table:table-cell>
          <table:table-cell table:number-columns-repeated="1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41521" calcext:value-type="float">
            <text:p>641521</text:p>
          </table:table-cell>
          <table:table-cell table:number-columns-repeated="1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3689" calcext:value-type="float">
            <text:p>93689</text:p>
          </table:table-cell>
          <table:table-cell table:number-columns-repeated="1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amian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556756" calcext:value-type="float">
            <text:p>2556756</text:p>
          </table:table-cell>
          <table:table-cell table:number-columns-repeated="1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Harl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466640" calcext:value-type="float">
            <text:p>8466640</text:p>
          </table:table-cell>
          <table:table-cell table:number-columns-repeated="1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ett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946184" calcext:value-type="float">
            <text:p>6946184</text:p>
          </table:table-cell>
          <table:table-cell table:number-columns-repeated="1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ud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636156" calcext:value-type="float">
            <text:p>1636156</text:p>
          </table:table-cell>
          <table:table-cell table:number-columns-repeated="1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anitans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248180" calcext:value-type="float">
            <text:p>4248180</text:p>
          </table:table-cell>
          <table:table-cell table:number-columns-repeated="1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Jack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753423" calcext:value-type="float">
            <text:p>3753423</text:p>
          </table:table-cell>
          <table:table-cell table:number-columns-repeated="1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lw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202784" calcext:value-type="float">
            <text:p>4202784</text:p>
          </table:table-cell>
          <table:table-cell table:number-columns-repeated="1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721470" calcext:value-type="float">
            <text:p>5721470</text:p>
          </table:table-cell>
          <table:table-cell table:number-columns-repeated="1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401817" calcext:value-type="float">
            <text:p>2401817</text:p>
          </table:table-cell>
          <table:table-cell table:number-columns-repeated="1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817154" calcext:value-type="float">
            <text:p>4817154</text:p>
          </table:table-cell>
          <table:table-cell table:number-columns-repeated="1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ir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88589" calcext:value-type="float">
            <text:p>188589</text:p>
          </table:table-cell>
          <table:table-cell table:number-columns-repeated="1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orab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9551" calcext:value-type="float">
            <text:p>589551</text:p>
          </table:table-cell>
          <table:table-cell table:number-columns-repeated="1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Zand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099597" calcext:value-type="float">
            <text:p>3099597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ntonet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116400" calcext:value-type="float">
            <text:p>8116400</text:p>
          </table:table-cell>
          <table:table-cell table:number-columns-repeated="1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736271" calcext:value-type="float">
            <text:p>5736271</text:p>
          </table:table-cell>
          <table:table-cell table:number-columns-repeated="1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319131" calcext:value-type="float">
            <text:p>9319131</text:p>
          </table:table-cell>
          <table:table-cell table:number-columns-repeated="1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95592" calcext:value-type="float">
            <text:p>7095592</text:p>
          </table:table-cell>
          <table:table-cell table:number-columns-repeated="1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Lela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29822" calcext:value-type="float">
            <text:p>629822</text:p>
          </table:table-cell>
          <table:table-cell table:number-columns-repeated="1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07423" calcext:value-type="float">
            <text:p>8507423</text:p>
          </table:table-cell>
          <table:table-cell table:number-columns-repeated="1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Rayno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85262" calcext:value-type="float">
            <text:p>3185262</text:p>
          </table:table-cell>
          <table:table-cell table:number-columns-repeated="1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040343" calcext:value-type="float">
            <text:p>8040343</text:p>
          </table:table-cell>
          <table:table-cell table:number-columns-repeated="1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ideli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862249" calcext:value-type="float">
            <text:p>8862249</text:p>
          </table:table-cell>
          <table:table-cell table:number-columns-repeated="1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mmet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495813" calcext:value-type="float">
            <text:p>9495813</text:p>
          </table:table-cell>
          <table:table-cell table:number-columns-repeated="1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all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68882" calcext:value-type="float">
            <text:p>568882</text:p>
          </table:table-cell>
          <table:table-cell table:number-columns-repeated="1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794298" calcext:value-type="float">
            <text:p>1794298</text:p>
          </table:table-cell>
          <table:table-cell table:number-columns-repeated="1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Ky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663669" calcext:value-type="float">
            <text:p>3663669</text:p>
          </table:table-cell>
          <table:table-cell table:number-columns-repeated="1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arw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525770" calcext:value-type="float">
            <text:p>2525770</text:p>
          </table:table-cell>
          <table:table-cell table:number-columns-repeated="1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ea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60848" calcext:value-type="float">
            <text:p>360848</text:p>
          </table:table-cell>
          <table:table-cell table:number-columns-repeated="1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621954" calcext:value-type="float">
            <text:p>1621954</text:p>
          </table:table-cell>
          <table:table-cell table:number-columns-repeated="1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nmar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246100" calcext:value-type="float">
            <text:p>6246100</text:p>
          </table:table-cell>
          <table:table-cell table:number-columns-repeated="1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Giacin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7157" calcext:value-type="float">
            <text:p>17157</text:p>
          </table:table-cell>
          <table:table-cell table:number-columns-repeated="1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169219" calcext:value-type="float">
            <text:p>4169219</text:p>
          </table:table-cell>
          <table:table-cell table:number-columns-repeated="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oby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126247" calcext:value-type="float">
            <text:p>7126247</text:p>
          </table:table-cell>
          <table:table-cell table:number-columns-repeated="1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Ginnifer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867908" calcext:value-type="float">
            <text:p>4867908</text:p>
          </table:table-cell>
          <table:table-cell table:number-columns-repeated="1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Wi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144191" calcext:value-type="float">
            <text:p>2144191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542362" calcext:value-type="float">
            <text:p>9542362</text:p>
          </table:table-cell>
          <table:table-cell table:number-columns-repeated="1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Arle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399559" calcext:value-type="float">
            <text:p>4399559</text:p>
          </table:table-cell>
          <table:table-cell table:number-columns-repeated="1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teva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320567" calcext:value-type="float">
            <text:p>1320567</text:p>
          </table:table-cell>
          <table:table-cell table:number-columns-repeated="1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978495" calcext:value-type="float">
            <text:p>3978495</text:p>
          </table:table-cell>
          <table:table-cell table:number-columns-repeated="1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114298" calcext:value-type="float">
            <text:p>5114298</text:p>
          </table:table-cell>
          <table:table-cell table:number-columns-repeated="1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Glend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240311" calcext:value-type="float">
            <text:p>6240311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Dani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403754" calcext:value-type="float">
            <text:p>6403754</text:p>
          </table:table-cell>
          <table:table-cell table:number-columns-repeated="1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z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212583" calcext:value-type="float">
            <text:p>1212583</text:p>
          </table:table-cell>
          <table:table-cell table:number-columns-repeated="1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983772" calcext:value-type="float">
            <text:p>6983772</text:p>
          </table:table-cell>
          <table:table-cell table:number-columns-repeated="1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Melli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653886" calcext:value-type="float">
            <text:p>6653886</text:p>
          </table:table-cell>
          <table:table-cell table:number-columns-repeated="1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Alph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416451" calcext:value-type="float">
            <text:p>8416451</text:p>
          </table:table-cell>
          <table:table-cell table:number-columns-repeated="1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hilom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750769" calcext:value-type="float">
            <text:p>9750769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Ett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576419" calcext:value-type="float">
            <text:p>2576419</text:p>
          </table:table-cell>
          <table:table-cell table:number-columns-repeated="1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arlan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003243" calcext:value-type="float">
            <text:p>6003243</text:p>
          </table:table-cell>
          <table:table-cell table:number-columns-repeated="1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429934" calcext:value-type="float">
            <text:p>7429934</text:p>
          </table:table-cell>
          <table:table-cell table:number-columns-repeated="1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ls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532784" calcext:value-type="float">
            <text:p>7532784</text:p>
          </table:table-cell>
          <table:table-cell table:number-columns-repeated="1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osean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917263" calcext:value-type="float">
            <text:p>3917263</text:p>
          </table:table-cell>
          <table:table-cell table:number-columns-repeated="1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rmi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449356" calcext:value-type="float">
            <text:p>1449356</text:p>
          </table:table-cell>
          <table:table-cell table:number-columns-repeated="1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Helenelizabe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43261" calcext:value-type="float">
            <text:p>4343261</text:p>
          </table:table-cell>
          <table:table-cell table:number-columns-repeated="1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196575" calcext:value-type="float">
            <text:p>2196575</text:p>
          </table:table-cell>
          <table:table-cell table:number-columns-repeated="1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451133" calcext:value-type="float">
            <text:p>7451133</text:p>
          </table:table-cell>
          <table:table-cell table:number-columns-repeated="1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005736" calcext:value-type="float">
            <text:p>8005736</text:p>
          </table:table-cell>
          <table:table-cell table:number-columns-repeated="1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arqui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198786" calcext:value-type="float">
            <text:p>9198786</text:p>
          </table:table-cell>
          <table:table-cell table:number-columns-repeated="1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odest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803976" calcext:value-type="float">
            <text:p>7803976</text:p>
          </table:table-cell>
          <table:table-cell table:number-columns-repeated="1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978373" calcext:value-type="float">
            <text:p>3978373</text:p>
          </table:table-cell>
          <table:table-cell table:number-columns-repeated="1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Robe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15495" calcext:value-type="float">
            <text:p>2115495</text:p>
          </table:table-cell>
          <table:table-cell table:number-columns-repeated="1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erwy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3734" calcext:value-type="float">
            <text:p>243734</text:p>
          </table:table-cell>
          <table:table-cell table:number-columns-repeated="1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Zar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132373" calcext:value-type="float">
            <text:p>9132373</text:p>
          </table:table-cell>
          <table:table-cell table:number-columns-repeated="1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070491" calcext:value-type="float">
            <text:p>9070491</text:p>
          </table:table-cell>
          <table:table-cell table:number-columns-repeated="1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287518" calcext:value-type="float">
            <text:p>3287518</text:p>
          </table:table-cell>
          <table:table-cell table:number-columns-repeated="1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862636" calcext:value-type="float">
            <text:p>7862636</text:p>
          </table:table-cell>
          <table:table-cell table:number-columns-repeated="1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ud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093505" calcext:value-type="float">
            <text:p>5093505</text:p>
          </table:table-cell>
          <table:table-cell table:number-columns-repeated="1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60766" calcext:value-type="float">
            <text:p>8560766</text:p>
          </table:table-cell>
          <table:table-cell table:number-columns-repeated="1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Hillia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948980" calcext:value-type="float">
            <text:p>5948980</text:p>
          </table:table-cell>
          <table:table-cell table:number-columns-repeated="1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ichai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76909" calcext:value-type="float">
            <text:p>976909</text:p>
          </table:table-cell>
          <table:table-cell table:number-columns-repeated="1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968593" calcext:value-type="float">
            <text:p>9968593</text:p>
          </table:table-cell>
          <table:table-cell table:number-columns-repeated="1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Ursul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07992" calcext:value-type="float">
            <text:p>4307992</text:p>
          </table:table-cell>
          <table:table-cell table:number-columns-repeated="1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Jas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197500" calcext:value-type="float">
            <text:p>5197500</text:p>
          </table:table-cell>
          <table:table-cell table:number-columns-repeated="1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Yolanth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4986052" calcext:value-type="float">
            <text:p>4986052</text:p>
          </table:table-cell>
          <table:table-cell table:number-columns-repeated="1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athana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908943" calcext:value-type="float">
            <text:p>2908943</text:p>
          </table:table-cell>
          <table:table-cell table:number-columns-repeated="1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067326" calcext:value-type="float">
            <text:p>6067326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405878" calcext:value-type="float">
            <text:p>7405878</text:p>
          </table:table-cell>
          <table:table-cell table:number-columns-repeated="1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Kell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871655" calcext:value-type="float">
            <text:p>8871655</text:p>
          </table:table-cell>
          <table:table-cell table:number-columns-repeated="1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Phill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697945" calcext:value-type="float">
            <text:p>3697945</text:p>
          </table:table-cell>
          <table:table-cell table:number-columns-repeated="1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74263" calcext:value-type="float">
            <text:p>7074263</text:p>
          </table:table-cell>
          <table:table-cell table:number-columns-repeated="1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501331" calcext:value-type="float">
            <text:p>3501331</text:p>
          </table:table-cell>
          <table:table-cell table:number-columns-repeated="1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ary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847193" calcext:value-type="float">
            <text:p>9847193</text:p>
          </table:table-cell>
          <table:table-cell table:number-columns-repeated="1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y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0507" calcext:value-type="float">
            <text:p>10507</text:p>
          </table:table-cell>
          <table:table-cell table:number-columns-repeated="1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Ozz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2843723" calcext:value-type="float">
            <text:p>2843723</text:p>
          </table:table-cell>
          <table:table-cell table:number-columns-repeated="1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Rabb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339792" calcext:value-type="float">
            <text:p>5339792</text:p>
          </table:table-cell>
          <table:table-cell table:number-columns-repeated="1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etron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766300" calcext:value-type="float">
            <text:p>2766300</text:p>
          </table:table-cell>
          <table:table-cell table:number-columns-repeated="1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erid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6491" calcext:value-type="float">
            <text:p>786491</text:p>
          </table:table-cell>
          <table:table-cell table:number-columns-repeated="1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Gearalt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163163" calcext:value-type="float">
            <text:p>3163163</text:p>
          </table:table-cell>
          <table:table-cell table:number-columns-repeated="1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gnel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502089" calcext:value-type="float">
            <text:p>3502089</text:p>
          </table:table-cell>
          <table:table-cell table:number-columns-repeated="1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405211" calcext:value-type="float">
            <text:p>8405211</text:p>
          </table:table-cell>
          <table:table-cell table:number-columns-repeated="1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Arda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83991" calcext:value-type="float">
            <text:p>2183991</text:p>
          </table:table-cell>
          <table:table-cell table:number-columns-repeated="1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604370" calcext:value-type="float">
            <text:p>3604370</text:p>
          </table:table-cell>
          <table:table-cell table:number-columns-repeated="1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hilt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375553" calcext:value-type="float">
            <text:p>8375553</text:p>
          </table:table-cell>
          <table:table-cell table:number-columns-repeated="1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Ave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80703" calcext:value-type="float">
            <text:p>8580703</text:p>
          </table:table-cell>
          <table:table-cell table:number-columns-repeated="1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16581" calcext:value-type="float">
            <text:p>316581</text:p>
          </table:table-cell>
          <table:table-cell table:number-columns-repeated="1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Skipp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862783" calcext:value-type="float">
            <text:p>3862783</text:p>
          </table:table-cell>
          <table:table-cell table:number-columns-repeated="1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uillem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9787" calcext:value-type="float">
            <text:p>399787</text:p>
          </table:table-cell>
          <table:table-cell table:number-columns-repeated="1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ris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954977" calcext:value-type="float">
            <text:p>1954977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iof mel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828515" calcext:value-type="float">
            <text:p>1828515</text:p>
          </table:table-cell>
          <table:table-cell table:number-columns-repeated="1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623220" calcext:value-type="float">
            <text:p>7623220</text:p>
          </table:table-cell>
          <table:table-cell table:number-columns-repeated="1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igri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980581" calcext:value-type="float">
            <text:p>8980581</text:p>
          </table:table-cell>
          <table:table-cell table:number-columns-repeated="1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760428" calcext:value-type="float">
            <text:p>1760428</text:p>
          </table:table-cell>
          <table:table-cell table:number-columns-repeated="1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Rosmun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198408" calcext:value-type="float">
            <text:p>2198408</text:p>
          </table:table-cell>
          <table:table-cell table:number-columns-repeated="1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947308" calcext:value-type="float">
            <text:p>2947308</text:p>
          </table:table-cell>
          <table:table-cell table:number-columns-repeated="1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41154" calcext:value-type="float">
            <text:p>941154</text:p>
          </table:table-cell>
          <table:table-cell table:number-columns-repeated="1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Angel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223945" calcext:value-type="float">
            <text:p>9223945</text:p>
          </table:table-cell>
          <table:table-cell table:number-columns-repeated="1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23734" calcext:value-type="float">
            <text:p>7823734</text:p>
          </table:table-cell>
          <table:table-cell table:number-columns-repeated="1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380877" calcext:value-type="float">
            <text:p>5380877</text:p>
          </table:table-cell>
          <table:table-cell table:number-columns-repeated="1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Bard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7821673" calcext:value-type="float">
            <text:p>7821673</text:p>
          </table:table-cell>
          <table:table-cell table:number-columns-repeated="1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Bettean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033125" calcext:value-type="float">
            <text:p>9033125</text:p>
          </table:table-cell>
          <table:table-cell table:number-columns-repeated="1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016434" calcext:value-type="float">
            <text:p>5016434</text:p>
          </table:table-cell>
          <table:table-cell table:number-columns-repeated="1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087615" calcext:value-type="float">
            <text:p>8087615</text:p>
          </table:table-cell>
          <table:table-cell table:number-columns-repeated="1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Max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829725" calcext:value-type="float">
            <text:p>2829725</text:p>
          </table:table-cell>
          <table:table-cell table:number-columns-repeated="1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Bobi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531897" calcext:value-type="float">
            <text:p>5531897</text:p>
          </table:table-cell>
          <table:table-cell table:number-columns-repeated="1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Olenoli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639135" calcext:value-type="float">
            <text:p>2639135</text:p>
          </table:table-cell>
          <table:table-cell table:number-columns-repeated="1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879948" calcext:value-type="float">
            <text:p>2879948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755338" calcext:value-type="float">
            <text:p>3755338</text:p>
          </table:table-cell>
          <table:table-cell table:number-columns-repeated="1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Amberl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093730" calcext:value-type="float">
            <text:p>1093730</text:p>
          </table:table-cell>
          <table:table-cell table:number-columns-repeated="1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045459" calcext:value-type="float">
            <text:p>6045459</text:p>
          </table:table-cell>
          <table:table-cell table:number-columns-repeated="1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ollyan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647298" calcext:value-type="float">
            <text:p>6647298</text:p>
          </table:table-cell>
          <table:table-cell table:number-columns-repeated="1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Dirk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726573" calcext:value-type="float">
            <text:p>9726573</text:p>
          </table:table-cell>
          <table:table-cell table:number-columns-repeated="1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085987" calcext:value-type="float">
            <text:p>7085987</text:p>
          </table:table-cell>
          <table:table-cell table:number-columns-repeated="1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6897783" calcext:value-type="float">
            <text:p>6897783</text:p>
          </table:table-cell>
          <table:table-cell table:number-columns-repeated="1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Noak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564678" calcext:value-type="float">
            <text:p>9564678</text:p>
          </table:table-cell>
          <table:table-cell table:number-columns-repeated="1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Karle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380100" calcext:value-type="float">
            <text:p>1380100</text:p>
          </table:table-cell>
          <table:table-cell table:number-columns-repeated="1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aw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858483" calcext:value-type="float">
            <text:p>5858483</text:p>
          </table:table-cell>
          <table:table-cell table:number-columns-repeated="1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Binn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60448" calcext:value-type="float">
            <text:p>660448</text:p>
          </table:table-cell>
          <table:table-cell table:number-columns-repeated="1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Odel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568924" calcext:value-type="float">
            <text:p>1568924</text:p>
          </table:table-cell>
          <table:table-cell table:number-columns-repeated="1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971156" calcext:value-type="float">
            <text:p>7971156</text:p>
          </table:table-cell>
          <table:table-cell table:number-columns-repeated="1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alor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275993" calcext:value-type="float">
            <text:p>9275993</text:p>
          </table:table-cell>
          <table:table-cell table:number-columns-repeated="1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291688" calcext:value-type="float">
            <text:p>5291688</text:p>
          </table:table-cell>
          <table:table-cell table:number-columns-repeated="1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Kar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261829" calcext:value-type="float">
            <text:p>5261829</text:p>
          </table:table-cell>
          <table:table-cell table:number-columns-repeated="1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Gius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31794" calcext:value-type="float">
            <text:p>431794</text:p>
          </table:table-cell>
          <table:table-cell table:number-columns-repeated="1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Saraja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881596" calcext:value-type="float">
            <text:p>9881596</text:p>
          </table:table-cell>
          <table:table-cell table:number-columns-repeated="1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mor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115621" calcext:value-type="float">
            <text:p>2115621</text:p>
          </table:table-cell>
          <table:table-cell table:number-columns-repeated="1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Dais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4168427" calcext:value-type="float">
            <text:p>4168427</text:p>
          </table:table-cell>
          <table:table-cell table:number-columns-repeated="1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224393" calcext:value-type="float">
            <text:p>3224393</text:p>
          </table:table-cell>
          <table:table-cell table:number-columns-repeated="1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thr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6370092" calcext:value-type="float">
            <text:p>6370092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1053040" calcext:value-type="float">
            <text:p>1053040</text:p>
          </table:table-cell>
          <table:table-cell table:number-columns-repeated="1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Waylan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97632" calcext:value-type="float">
            <text:p>3997632</text:p>
          </table:table-cell>
          <table:table-cell table:number-columns-repeated="1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Lac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558435" calcext:value-type="float">
            <text:p>7558435</text:p>
          </table:table-cell>
          <table:table-cell table:number-columns-repeated="1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Marie-a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014849" calcext:value-type="float">
            <text:p>3014849</text:p>
          </table:table-cell>
          <table:table-cell table:number-columns-repeated="1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Veradi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7079543" calcext:value-type="float">
            <text:p>7079543</text:p>
          </table:table-cell>
          <table:table-cell table:number-columns-repeated="1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Layto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933177" calcext:value-type="float">
            <text:p>3933177</text:p>
          </table:table-cell>
          <table:table-cell table:number-columns-repeated="1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204945" calcext:value-type="float">
            <text:p>6204945</text:p>
          </table:table-cell>
          <table:table-cell table:number-columns-repeated="1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Penni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108168" calcext:value-type="float">
            <text:p>1108168</text:p>
          </table:table-cell>
          <table:table-cell table:number-columns-repeated="1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onstant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290002" calcext:value-type="float">
            <text:p>8290002</text:p>
          </table:table-cell>
          <table:table-cell table:number-columns-repeated="1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Jaquen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193551" calcext:value-type="float">
            <text:p>8193551</text:p>
          </table:table-cell>
          <table:table-cell table:number-columns-repeated="1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Arlin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900306" calcext:value-type="float">
            <text:p>9900306</text:p>
          </table:table-cell>
          <table:table-cell table:number-columns-repeated="1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ers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90863" calcext:value-type="float">
            <text:p>90863</text:p>
          </table:table-cell>
          <table:table-cell table:number-columns-repeated="1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Rosa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425877" calcext:value-type="float">
            <text:p>5425877</text:p>
          </table:table-cell>
          <table:table-cell table:number-columns-repeated="1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Adrien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411337" calcext:value-type="float">
            <text:p>2411337</text:p>
          </table:table-cell>
          <table:table-cell table:number-columns-repeated="1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Brenn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4111481" calcext:value-type="float">
            <text:p>4111481</text:p>
          </table:table-cell>
          <table:table-cell table:number-columns-repeated="1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Ern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742136" calcext:value-type="float">
            <text:p>2742136</text:p>
          </table:table-cell>
          <table:table-cell table:number-columns-repeated="1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Yevett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1875868" calcext:value-type="float">
            <text:p>1875868</text:p>
          </table:table-cell>
          <table:table-cell table:number-columns-repeated="1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8508517" calcext:value-type="float">
            <text:p>8508517</text:p>
          </table:table-cell>
          <table:table-cell table:number-columns-repeated="1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2787720" calcext:value-type="float">
            <text:p>2787720</text:p>
          </table:table-cell>
          <table:table-cell table:number-columns-repeated="1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5027376" calcext:value-type="float">
            <text:p>5027376</text:p>
          </table:table-cell>
          <table:table-cell table:number-columns-repeated="1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Osmon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415797" calcext:value-type="float">
            <text:p>3415797</text:p>
          </table:table-cell>
          <table:table-cell table:number-columns-repeated="1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reid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8759924" calcext:value-type="float">
            <text:p>8759924</text:p>
          </table:table-cell>
          <table:table-cell table:number-columns-repeated="1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ess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5495678" calcext:value-type="float">
            <text:p>5495678</text:p>
          </table:table-cell>
          <table:table-cell table:number-columns-repeated="1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Norri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922592" calcext:value-type="float">
            <text:p>9922592</text:p>
          </table:table-cell>
          <table:table-cell table:number-columns-repeated="1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Gaultiero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152687" calcext:value-type="float">
            <text:p>3152687</text:p>
          </table:table-cell>
          <table:table-cell table:number-columns-repeated="1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3375316" calcext:value-type="float">
            <text:p>3375316</text:p>
          </table:table-cell>
          <table:table-cell table:number-columns-repeated="1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Tore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1039485" calcext:value-type="float">
            <text:p>1039485</text:p>
          </table:table-cell>
          <table:table-cell table:number-columns-repeated="1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Adre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3136554" calcext:value-type="float">
            <text:p>3136554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632458" calcext:value-type="float">
            <text:p>632458</text:p>
          </table:table-cell>
          <table:table-cell table:number-columns-repeated="1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5130968" calcext:value-type="float">
            <text:p>5130968</text:p>
          </table:table-cell>
          <table:table-cell table:number-columns-repeated="1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2764676" calcext:value-type="float">
            <text:p>2764676</text:p>
          </table:table-cell>
          <table:table-cell table:number-columns-repeated="1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9357364" calcext:value-type="float">
            <text:p>9357364</text:p>
          </table:table-cell>
          <table:table-cell table:number-columns-repeated="1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Ailen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gas</text:p>
          </table:table-cell>
          <table:table-cell office:value-type="float" office:value="7833302" calcext:value-type="float">
            <text:p>7833302</text:p>
          </table:table-cell>
          <table:table-cell table:number-columns-repeated="1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liquida</text:p>
          </table:table-cell>
          <table:table-cell office:value-type="float" office:value="9942772" calcext:value-type="float">
            <text:p>9942772</text:p>
          </table:table-cell>
          <table:table-cell table:number-columns-repeated="1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Daci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808347" calcext:value-type="float">
            <text:p>808347</text:p>
          </table:table-cell>
          <table:table-cell table:number-columns-repeated="1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Manya</text:p>
          </table:table-cell>
          <table:table-cell office:value-type="string" calcext:value-type="string">
            <text:p>inflamable</text:p>
          </table:table-cell>
          <table:table-cell office:value-type="string" calcext:value-type="string">
            <text:p>solida</text:p>
          </table:table-cell>
          <table:table-cell office:value-type="float" office:value="313910" calcext:value-type="float">
            <text:p>31391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ral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665508" calcext:value-type="float">
            <text:p>766550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23622" calcext:value-type="float">
            <text:p>642362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isel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6277" calcext:value-type="float">
            <text:p>9627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27935" calcext:value-type="float">
            <text:p>12793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951271" calcext:value-type="float">
            <text:p>4951271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gal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9047" calcext:value-type="float">
            <text:p>679047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semo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068182" calcext:value-type="float">
            <text:p>806818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b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938371" calcext:value-type="float">
            <text:p>8938371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om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208841" calcext:value-type="float">
            <text:p>3208841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607636" calcext:value-type="float">
            <text:p>6607636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hali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446071" calcext:value-type="float">
            <text:p>9446071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b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866226" calcext:value-type="float">
            <text:p>5866226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eremia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379152" calcext:value-type="float">
            <text:p>3379152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o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449434" calcext:value-type="float">
            <text:p>9449434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ta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408689" calcext:value-type="float">
            <text:p>8408689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51488" calcext:value-type="float">
            <text:p>151488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525835" calcext:value-type="float">
            <text:p>9525835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439776" calcext:value-type="float">
            <text:p>2439776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oder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439257" calcext:value-type="float">
            <text:p>8439257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519568" calcext:value-type="float">
            <text:p>6519568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and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51694" calcext:value-type="float">
            <text:p>115169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imm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92858" calcext:value-type="float">
            <text:p>929285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508993" calcext:value-type="float">
            <text:p>7508993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udry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670886" calcext:value-type="float">
            <text:p>8670886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641603" calcext:value-type="float">
            <text:p>4641603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s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24351" calcext:value-type="float">
            <text:p>92435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dolp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067463" calcext:value-type="float">
            <text:p>606746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th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9474" calcext:value-type="float">
            <text:p>649474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689104" calcext:value-type="float">
            <text:p>3689104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528120" calcext:value-type="float">
            <text:p>2528120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899324" calcext:value-type="float">
            <text:p>2899324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rance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52747" calcext:value-type="float">
            <text:p>8252747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cent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880607" calcext:value-type="float">
            <text:p>4880607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466647" calcext:value-type="float">
            <text:p>8466647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76558" calcext:value-type="float">
            <text:p>827655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684912" calcext:value-type="float">
            <text:p>8684912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972390" calcext:value-type="float">
            <text:p>2972390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le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813935" calcext:value-type="float">
            <text:p>6813935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egoi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239344" calcext:value-type="float">
            <text:p>2239344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ngeber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0152" calcext:value-type="float">
            <text:p>130152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lotil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47714" calcext:value-type="float">
            <text:p>747714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illig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473526" calcext:value-type="float">
            <text:p>5473526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aou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420346" calcext:value-type="float">
            <text:p>9420346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646147" calcext:value-type="float">
            <text:p>4646147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194856" calcext:value-type="float">
            <text:p>2194856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rist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865928" calcext:value-type="float">
            <text:p>6865928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rt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281649" calcext:value-type="float">
            <text:p>7281649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179381" calcext:value-type="float">
            <text:p>2179381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aspa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548595" calcext:value-type="float">
            <text:p>8548595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aus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61389" calcext:value-type="float">
            <text:p>4861389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etroni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177563" calcext:value-type="float">
            <text:p>5177563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osali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131416" calcext:value-type="float">
            <text:p>8131416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tac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252515" calcext:value-type="float">
            <text:p>325251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200423" calcext:value-type="float">
            <text:p>4200423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rdi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307261" calcext:value-type="float">
            <text:p>8307261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le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701466" calcext:value-type="float">
            <text:p>8701466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304133" calcext:value-type="float">
            <text:p>230413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69439" calcext:value-type="float">
            <text:p>269439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ott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366406" calcext:value-type="float">
            <text:p>7366406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08418" calcext:value-type="float">
            <text:p>208418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224914" calcext:value-type="float">
            <text:p>4224914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ssond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191995" calcext:value-type="float">
            <text:p>8191995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sahe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747300" calcext:value-type="float">
            <text:p>7747300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028620" calcext:value-type="float">
            <text:p>3028620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o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253722" calcext:value-type="float">
            <text:p>6253722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isett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940103" calcext:value-type="float">
            <text:p>1940103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279044" calcext:value-type="float">
            <text:p>6279044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ear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159815" calcext:value-type="float">
            <text:p>3159815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075131" calcext:value-type="float">
            <text:p>8075131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or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113766" calcext:value-type="float">
            <text:p>8113766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Wolf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48200" calcext:value-type="float">
            <text:p>5248200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oren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949012" calcext:value-type="float">
            <text:p>5949012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iv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06004" calcext:value-type="float">
            <text:p>4806004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713017" calcext:value-type="float">
            <text:p>3713017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647289" calcext:value-type="float">
            <text:p>3647289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agnu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08155" calcext:value-type="float">
            <text:p>6408155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822167" calcext:value-type="float">
            <text:p>7822167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lves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916887" calcext:value-type="float">
            <text:p>7916887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345029" calcext:value-type="float">
            <text:p>9345029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her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434343" calcext:value-type="float">
            <text:p>3434343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arcell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484723" calcext:value-type="float">
            <text:p>4484723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ach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24179" calcext:value-type="float">
            <text:p>724179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rave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624877" calcext:value-type="float">
            <text:p>5624877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ulce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029586" calcext:value-type="float">
            <text:p>6029586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ild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544884" calcext:value-type="float">
            <text:p>4544884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Jilla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828451" calcext:value-type="float">
            <text:p>4828451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71213" calcext:value-type="float">
            <text:p>271213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00555" calcext:value-type="float">
            <text:p>700555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lar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896218" calcext:value-type="float">
            <text:p>5896218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abb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609943" calcext:value-type="float">
            <text:p>6609943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o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462890" calcext:value-type="float">
            <text:p>9462890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undre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489468" calcext:value-type="float">
            <text:p>9489468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udr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824695" calcext:value-type="float">
            <text:p>6824695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Elspe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932282" calcext:value-type="float">
            <text:p>6932282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nnmar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601162" calcext:value-type="float">
            <text:p>1601162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iby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329930" calcext:value-type="float">
            <text:p>4329930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530644" calcext:value-type="float">
            <text:p>1530644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nn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528868" calcext:value-type="float">
            <text:p>2528868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952441" calcext:value-type="float">
            <text:p>1952441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586594" calcext:value-type="float">
            <text:p>5586594</text:p>
          </table:table-cell>
          <table:table-cell table:number-columns-repeated="1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586396" calcext:value-type="float">
            <text:p>3586396</text:p>
          </table:table-cell>
          <table:table-cell table:number-columns-repeated="1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988635" calcext:value-type="float">
            <text:p>8988635</text:p>
          </table:table-cell>
          <table:table-cell table:number-columns-repeated="1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294718" calcext:value-type="float">
            <text:p>5294718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62593" calcext:value-type="float">
            <text:p>6762593</text:p>
          </table:table-cell>
          <table:table-cell table:number-columns-repeated="1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633524" calcext:value-type="float">
            <text:p>8633524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argaret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368175" calcext:value-type="float">
            <text:p>1368175</text:p>
          </table:table-cell>
          <table:table-cell table:number-columns-repeated="1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oz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499341" calcext:value-type="float">
            <text:p>6499341</text:p>
          </table:table-cell>
          <table:table-cell table:number-columns-repeated="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rr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852679" calcext:value-type="float">
            <text:p>5852679</text:p>
          </table:table-cell>
          <table:table-cell table:number-columns-repeated="1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871377" calcext:value-type="float">
            <text:p>1871377</text:p>
          </table:table-cell>
          <table:table-cell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465832" calcext:value-type="float">
            <text:p>6465832</text:p>
          </table:table-cell>
          <table:table-cell table:number-columns-repeated="1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th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16743" calcext:value-type="float">
            <text:p>9016743</text:p>
          </table:table-cell>
          <table:table-cell table:number-columns-repeated="1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Dar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727158" calcext:value-type="float">
            <text:p>5727158</text:p>
          </table:table-cell>
          <table:table-cell table:number-columns-repeated="1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wi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170467" calcext:value-type="float">
            <text:p>8170467</text:p>
          </table:table-cell>
          <table:table-cell table:number-columns-repeated="1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30485" calcext:value-type="float">
            <text:p>9030485</text:p>
          </table:table-cell>
          <table:table-cell table:number-columns-repeated="1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dor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240195" calcext:value-type="float">
            <text:p>1240195</text:p>
          </table:table-cell>
          <table:table-cell table:number-columns-repeated="1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a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523051" calcext:value-type="float">
            <text:p>8523051</text:p>
          </table:table-cell>
          <table:table-cell table:number-columns-repeated="1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ook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474896" calcext:value-type="float">
            <text:p>9474896</text:p>
          </table:table-cell>
          <table:table-cell table:number-columns-repeated="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758608" calcext:value-type="float">
            <text:p>4758608</text:p>
          </table:table-cell>
          <table:table-cell table:number-columns-repeated="1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108360" calcext:value-type="float">
            <text:p>9108360</text:p>
          </table:table-cell>
          <table:table-cell table:number-columns-repeated="1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arriet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676039" calcext:value-type="float">
            <text:p>3676039</text:p>
          </table:table-cell>
          <table:table-cell table:number-columns-repeated="1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Dor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06882" calcext:value-type="float">
            <text:p>806882</text:p>
          </table:table-cell>
          <table:table-cell table:number-columns-repeated="1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Jan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05409" calcext:value-type="float">
            <text:p>6705409</text:p>
          </table:table-cell>
          <table:table-cell table:number-columns-repeated="1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arn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964139" calcext:value-type="float">
            <text:p>5964139</text:p>
          </table:table-cell>
          <table:table-cell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Roderi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921903" calcext:value-type="float">
            <text:p>9921903</text:p>
          </table:table-cell>
          <table:table-cell table:number-columns-repeated="1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Zebadia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393633" calcext:value-type="float">
            <text:p>5393633</text:p>
          </table:table-cell>
          <table:table-cell table:number-columns-repeated="1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avi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912793" calcext:value-type="float">
            <text:p>1912793</text:p>
          </table:table-cell>
          <table:table-cell table:number-columns-repeated="1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Raf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136035" calcext:value-type="float">
            <text:p>2136035</text:p>
          </table:table-cell>
          <table:table-cell table:number-columns-repeated="1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l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779454" calcext:value-type="float">
            <text:p>3779454</text:p>
          </table:table-cell>
          <table:table-cell table:number-columns-repeated="1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li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574639" calcext:value-type="float">
            <text:p>9574639</text:p>
          </table:table-cell>
          <table:table-cell table:number-columns-repeated="1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erdina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805502" calcext:value-type="float">
            <text:p>2805502</text:p>
          </table:table-cell>
          <table:table-cell table:number-columns-repeated="1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797549" calcext:value-type="float">
            <text:p>7797549</text:p>
          </table:table-cell>
          <table:table-cell table:number-columns-repeated="1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707298" calcext:value-type="float">
            <text:p>5707298</text:p>
          </table:table-cell>
          <table:table-cell table:number-columns-repeated="1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aur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326459" calcext:value-type="float">
            <text:p>4326459</text:p>
          </table:table-cell>
          <table:table-cell table:number-columns-repeated="1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45331" calcext:value-type="float">
            <text:p>8245331</text:p>
          </table:table-cell>
          <table:table-cell table:number-columns-repeated="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Jimm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933586" calcext:value-type="float">
            <text:p>7933586</text:p>
          </table:table-cell>
          <table:table-cell table:number-columns-repeated="1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683862" calcext:value-type="float">
            <text:p>8683862</text:p>
          </table:table-cell>
          <table:table-cell table:number-columns-repeated="1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o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588401" calcext:value-type="float">
            <text:p>1588401</text:p>
          </table:table-cell>
          <table:table-cell table:number-columns-repeated="1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ar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061225" calcext:value-type="float">
            <text:p>3061225</text:p>
          </table:table-cell>
          <table:table-cell table:number-columns-repeated="1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995310" calcext:value-type="float">
            <text:p>8995310</text:p>
          </table:table-cell>
          <table:table-cell table:number-columns-repeated="1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oya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845327" calcext:value-type="float">
            <text:p>7845327</text:p>
          </table:table-cell>
          <table:table-cell table:number-columns-repeated="1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lw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121307" calcext:value-type="float">
            <text:p>2121307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rit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466585" calcext:value-type="float">
            <text:p>1466585</text:p>
          </table:table-cell>
          <table:table-cell table:number-columns-repeated="1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yndsa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78086" calcext:value-type="float">
            <text:p>378086</text:p>
          </table:table-cell>
          <table:table-cell table:number-columns-repeated="1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552421" calcext:value-type="float">
            <text:p>8552421</text:p>
          </table:table-cell>
          <table:table-cell table:number-columns-repeated="1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ea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420771" calcext:value-type="float">
            <text:p>8420771</text:p>
          </table:table-cell>
          <table:table-cell table:number-columns-repeated="1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y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510559" calcext:value-type="float">
            <text:p>8510559</text:p>
          </table:table-cell>
          <table:table-cell table:number-columns-repeated="1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419959" calcext:value-type="float">
            <text:p>4419959</text:p>
          </table:table-cell>
          <table:table-cell table:number-columns-repeated="1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84058" calcext:value-type="float">
            <text:p>484058</text:p>
          </table:table-cell>
          <table:table-cell table:number-columns-repeated="1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ietre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986349" calcext:value-type="float">
            <text:p>1986349</text:p>
          </table:table-cell>
          <table:table-cell table:number-columns-repeated="1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eid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013105" calcext:value-type="float">
            <text:p>3013105</text:p>
          </table:table-cell>
          <table:table-cell table:number-columns-repeated="1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999916" calcext:value-type="float">
            <text:p>5999916</text:p>
          </table:table-cell>
          <table:table-cell table:number-columns-repeated="1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Zaha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338538" calcext:value-type="float">
            <text:p>5338538</text:p>
          </table:table-cell>
          <table:table-cell table:number-columns-repeated="1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enev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917924" calcext:value-type="float">
            <text:p>9917924</text:p>
          </table:table-cell>
          <table:table-cell table:number-columns-repeated="1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Ally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917490" calcext:value-type="float">
            <text:p>6917490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tanfie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367085" calcext:value-type="float">
            <text:p>2367085</text:p>
          </table:table-cell>
          <table:table-cell table:number-columns-repeated="1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87225" calcext:value-type="float">
            <text:p>487225</text:p>
          </table:table-cell>
          <table:table-cell table:number-columns-repeated="1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richt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851549" calcext:value-type="float">
            <text:p>8851549</text:p>
          </table:table-cell>
          <table:table-cell table:number-columns-repeated="1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yn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210738" calcext:value-type="float">
            <text:p>8210738</text:p>
          </table:table-cell>
          <table:table-cell table:number-columns-repeated="1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ess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303388" calcext:value-type="float">
            <text:p>3303388</text:p>
          </table:table-cell>
          <table:table-cell table:number-columns-repeated="1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Ran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119514" calcext:value-type="float">
            <text:p>7119514</text:p>
          </table:table-cell>
          <table:table-cell table:number-columns-repeated="1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Joea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279205" calcext:value-type="float">
            <text:p>9279205</text:p>
          </table:table-cell>
          <table:table-cell table:number-columns-repeated="1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oland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369399" calcext:value-type="float">
            <text:p>8369399</text:p>
          </table:table-cell>
          <table:table-cell table:number-columns-repeated="1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ly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86041" calcext:value-type="float">
            <text:p>586041</text:p>
          </table:table-cell>
          <table:table-cell table:number-columns-repeated="1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155986" calcext:value-type="float">
            <text:p>3155986</text:p>
          </table:table-cell>
          <table:table-cell table:number-columns-repeated="1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Joh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217975" calcext:value-type="float">
            <text:p>8217975</text:p>
          </table:table-cell>
          <table:table-cell table:number-columns-repeated="1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Je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660313" calcext:value-type="float">
            <text:p>2660313</text:p>
          </table:table-cell>
          <table:table-cell table:number-columns-repeated="1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o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35854" calcext:value-type="float">
            <text:p>735854</text:p>
          </table:table-cell>
          <table:table-cell table:number-columns-repeated="1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040854" calcext:value-type="float">
            <text:p>3040854</text:p>
          </table:table-cell>
          <table:table-cell table:number-columns-repeated="1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125724" calcext:value-type="float">
            <text:p>4125724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eo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756803" calcext:value-type="float">
            <text:p>8756803</text:p>
          </table:table-cell>
          <table:table-cell table:number-columns-repeated="1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ee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266102" calcext:value-type="float">
            <text:p>2266102</text:p>
          </table:table-cell>
          <table:table-cell table:number-columns-repeated="1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Lino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85825" calcext:value-type="float">
            <text:p>785825</text:p>
          </table:table-cell>
          <table:table-cell table:number-columns-repeated="1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ick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86611" calcext:value-type="float">
            <text:p>1386611</text:p>
          </table:table-cell>
          <table:table-cell table:number-columns-repeated="1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arybe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088337" calcext:value-type="float">
            <text:p>6088337</text:p>
          </table:table-cell>
          <table:table-cell table:number-columns-repeated="1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on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622000" calcext:value-type="float">
            <text:p>9622000</text:p>
          </table:table-cell>
          <table:table-cell table:number-columns-repeated="1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orenz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100489" calcext:value-type="float">
            <text:p>7100489</text:p>
          </table:table-cell>
          <table:table-cell table:number-columns-repeated="1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lemm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014320" calcext:value-type="float">
            <text:p>9014320</text:p>
          </table:table-cell>
          <table:table-cell table:number-columns-repeated="1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38643" calcext:value-type="float">
            <text:p>238643</text:p>
          </table:table-cell>
          <table:table-cell table:number-columns-repeated="1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arie-jean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780054" calcext:value-type="float">
            <text:p>6780054</text:p>
          </table:table-cell>
          <table:table-cell table:number-columns-repeated="1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herr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994682" calcext:value-type="float">
            <text:p>7994682</text:p>
          </table:table-cell>
          <table:table-cell table:number-columns-repeated="1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603442" calcext:value-type="float">
            <text:p>8603442</text:p>
          </table:table-cell>
          <table:table-cell table:number-columns-repeated="1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en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052163" calcext:value-type="float">
            <text:p>5052163</text:p>
          </table:table-cell>
          <table:table-cell table:number-columns-repeated="1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352748" calcext:value-type="float">
            <text:p>5352748</text:p>
          </table:table-cell>
          <table:table-cell table:number-columns-repeated="1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Joby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85018" calcext:value-type="float">
            <text:p>385018</text:p>
          </table:table-cell>
          <table:table-cell table:number-columns-repeated="1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Kyly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381040" calcext:value-type="float">
            <text:p>7381040</text:p>
          </table:table-cell>
          <table:table-cell table:number-columns-repeated="1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err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374125" calcext:value-type="float">
            <text:p>3374125</text:p>
          </table:table-cell>
          <table:table-cell table:number-columns-repeated="1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rmit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153130" calcext:value-type="float">
            <text:p>9153130</text:p>
          </table:table-cell>
          <table:table-cell table:number-columns-repeated="1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504624" calcext:value-type="float">
            <text:p>9504624</text:p>
          </table:table-cell>
          <table:table-cell table:number-columns-repeated="1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627408" calcext:value-type="float">
            <text:p>5627408</text:p>
          </table:table-cell>
          <table:table-cell table:number-columns-repeated="1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heodor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132621" calcext:value-type="float">
            <text:p>7132621</text:p>
          </table:table-cell>
          <table:table-cell table:number-columns-repeated="1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leopat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208517" calcext:value-type="float">
            <text:p>5208517</text:p>
          </table:table-cell>
          <table:table-cell table:number-columns-repeated="1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ilz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45801" calcext:value-type="float">
            <text:p>9045801</text:p>
          </table:table-cell>
          <table:table-cell table:number-columns-repeated="1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ora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209574" calcext:value-type="float">
            <text:p>3209574</text:p>
          </table:table-cell>
          <table:table-cell table:number-columns-repeated="1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ver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800159" calcext:value-type="float">
            <text:p>9800159</text:p>
          </table:table-cell>
          <table:table-cell table:number-columns-repeated="1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Karl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382955" calcext:value-type="float">
            <text:p>5382955</text:p>
          </table:table-cell>
          <table:table-cell table:number-columns-repeated="1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818680" calcext:value-type="float">
            <text:p>2818680</text:p>
          </table:table-cell>
          <table:table-cell table:number-columns-repeated="1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th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4630" calcext:value-type="float">
            <text:p>114630</text:p>
          </table:table-cell>
          <table:table-cell table:number-columns-repeated="1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hela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884200" calcext:value-type="float">
            <text:p>5884200</text:p>
          </table:table-cell>
          <table:table-cell table:number-columns-repeated="1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e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490639" calcext:value-type="float">
            <text:p>1490639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147454" calcext:value-type="float">
            <text:p>4147454</text:p>
          </table:table-cell>
          <table:table-cell table:number-columns-repeated="1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Joe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557551" calcext:value-type="float">
            <text:p>9557551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lys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822224" calcext:value-type="float">
            <text:p>8822224</text:p>
          </table:table-cell>
          <table:table-cell table:number-columns-repeated="1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248520" calcext:value-type="float">
            <text:p>2248520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Kirste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756870" calcext:value-type="float">
            <text:p>9756870</text:p>
          </table:table-cell>
          <table:table-cell table:number-columns-repeated="1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Kristof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0616" calcext:value-type="float">
            <text:p>110616</text:p>
          </table:table-cell>
          <table:table-cell table:number-columns-repeated="1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831209" calcext:value-type="float">
            <text:p>7831209</text:p>
          </table:table-cell>
          <table:table-cell table:number-columns-repeated="1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ian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431398" calcext:value-type="float">
            <text:p>7431398</text:p>
          </table:table-cell>
          <table:table-cell table:number-columns-repeated="1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640207" calcext:value-type="float">
            <text:p>4640207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odolp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875155" calcext:value-type="float">
            <text:p>7875155</text:p>
          </table:table-cell>
          <table:table-cell table:number-columns-repeated="1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Genn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696577" calcext:value-type="float">
            <text:p>7696577</text:p>
          </table:table-cell>
          <table:table-cell table:number-columns-repeated="1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485976" calcext:value-type="float">
            <text:p>2485976</text:p>
          </table:table-cell>
          <table:table-cell table:number-columns-repeated="1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Ko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714297" calcext:value-type="float">
            <text:p>8714297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580789" calcext:value-type="float">
            <text:p>7580789</text:p>
          </table:table-cell>
          <table:table-cell table:number-columns-repeated="1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658392" calcext:value-type="float">
            <text:p>4658392</text:p>
          </table:table-cell>
          <table:table-cell table:number-columns-repeated="1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Agg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228390" calcext:value-type="float">
            <text:p>8228390</text:p>
          </table:table-cell>
          <table:table-cell table:number-columns-repeated="1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5766878" calcext:value-type="float">
            <text:p>5766878</text:p>
          </table:table-cell>
          <table:table-cell table:number-columns-repeated="1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Du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919824" calcext:value-type="float">
            <text:p>6919824</text:p>
          </table:table-cell>
          <table:table-cell table:number-columns-repeated="1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Deb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39491" calcext:value-type="float">
            <text:p>439491</text:p>
          </table:table-cell>
          <table:table-cell table:number-columns-repeated="1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Leone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299923" calcext:value-type="float">
            <text:p>6299923</text:p>
          </table:table-cell>
          <table:table-cell table:number-columns-repeated="1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ilber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797623" calcext:value-type="float">
            <text:p>2797623</text:p>
          </table:table-cell>
          <table:table-cell table:number-columns-repeated="1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Orso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581217" calcext:value-type="float">
            <text:p>4581217</text:p>
          </table:table-cell>
          <table:table-cell table:number-columns-repeated="1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Zulem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416281" calcext:value-type="float">
            <text:p>7416281</text:p>
          </table:table-cell>
          <table:table-cell table:number-columns-repeated="1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Gol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576731" calcext:value-type="float">
            <text:p>9576731</text:p>
          </table:table-cell>
          <table:table-cell table:number-columns-repeated="1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051206" calcext:value-type="float">
            <text:p>7051206</text:p>
          </table:table-cell>
          <table:table-cell table:number-columns-repeated="1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T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367658" calcext:value-type="float">
            <text:p>3367658</text:p>
          </table:table-cell>
          <table:table-cell table:number-columns-repeated="1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Zacher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423834" calcext:value-type="float">
            <text:p>2423834</text:p>
          </table:table-cell>
          <table:table-cell table:number-columns-repeated="1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Ambros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862883" calcext:value-type="float">
            <text:p>9862883</text:p>
          </table:table-cell>
          <table:table-cell table:number-columns-repeated="1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438132" calcext:value-type="float">
            <text:p>5438132</text:p>
          </table:table-cell>
          <table:table-cell table:number-columns-repeated="1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r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904315" calcext:value-type="float">
            <text:p>7904315</text:p>
          </table:table-cell>
          <table:table-cell table:number-columns-repeated="1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132769" calcext:value-type="float">
            <text:p>1132769</text:p>
          </table:table-cell>
          <table:table-cell table:number-columns-repeated="1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74484" calcext:value-type="float">
            <text:p>374484</text:p>
          </table:table-cell>
          <table:table-cell table:number-columns-repeated="1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Ere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003493" calcext:value-type="float">
            <text:p>1003493</text:p>
          </table:table-cell>
          <table:table-cell table:number-columns-repeated="1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Jane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071825" calcext:value-type="float">
            <text:p>4071825</text:p>
          </table:table-cell>
          <table:table-cell table:number-columns-repeated="1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617282" calcext:value-type="float">
            <text:p>3617282</text:p>
          </table:table-cell>
          <table:table-cell table:number-columns-repeated="1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u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81369" calcext:value-type="float">
            <text:p>1381369</text:p>
          </table:table-cell>
          <table:table-cell table:number-columns-repeated="1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on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068420" calcext:value-type="float">
            <text:p>9068420</text:p>
          </table:table-cell>
          <table:table-cell table:number-columns-repeated="1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adria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752048" calcext:value-type="float">
            <text:p>8752048</text:p>
          </table:table-cell>
          <table:table-cell table:number-columns-repeated="1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enedict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328124" calcext:value-type="float">
            <text:p>7328124</text:p>
          </table:table-cell>
          <table:table-cell table:number-columns-repeated="1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Dick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986216" calcext:value-type="float">
            <text:p>1986216</text:p>
          </table:table-cell>
          <table:table-cell table:number-columns-repeated="1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Bert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44306" calcext:value-type="float">
            <text:p>6744306</text:p>
          </table:table-cell>
          <table:table-cell table:number-columns-repeated="1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Rafael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55013" calcext:value-type="float">
            <text:p>5255013</text:p>
          </table:table-cell>
          <table:table-cell table:number-columns-repeated="1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ther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385533" calcext:value-type="float">
            <text:p>6385533</text:p>
          </table:table-cell>
          <table:table-cell table:number-columns-repeated="1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Lizet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420250" calcext:value-type="float">
            <text:p>6420250</text:p>
          </table:table-cell>
          <table:table-cell table:number-columns-repeated="1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Rol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087852" calcext:value-type="float">
            <text:p>7087852</text:p>
          </table:table-cell>
          <table:table-cell table:number-columns-repeated="1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741711" calcext:value-type="float">
            <text:p>1741711</text:p>
          </table:table-cell>
          <table:table-cell table:number-columns-repeated="1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ud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589352" calcext:value-type="float">
            <text:p>5589352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640650" calcext:value-type="float">
            <text:p>8640650</text:p>
          </table:table-cell>
          <table:table-cell table:number-columns-repeated="1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24893" calcext:value-type="float">
            <text:p>424893</text:p>
          </table:table-cell>
          <table:table-cell table:number-columns-repeated="1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Or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729785" calcext:value-type="float">
            <text:p>3729785</text:p>
          </table:table-cell>
          <table:table-cell table:number-columns-repeated="1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064486" calcext:value-type="float">
            <text:p>2064486</text:p>
          </table:table-cell>
          <table:table-cell table:number-columns-repeated="1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581055" calcext:value-type="float">
            <text:p>4581055</text:p>
          </table:table-cell>
          <table:table-cell table:number-columns-repeated="1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639549" calcext:value-type="float">
            <text:p>5639549</text:p>
          </table:table-cell>
          <table:table-cell table:number-columns-repeated="1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Joell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832131" calcext:value-type="float">
            <text:p>4832131</text:p>
          </table:table-cell>
          <table:table-cell table:number-columns-repeated="1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617004" calcext:value-type="float">
            <text:p>1617004</text:p>
          </table:table-cell>
          <table:table-cell table:number-columns-repeated="1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Barn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270381" calcext:value-type="float">
            <text:p>1270381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lber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825004" calcext:value-type="float">
            <text:p>6825004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Nathani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759965" calcext:value-type="float">
            <text:p>6759965</text:p>
          </table:table-cell>
          <table:table-cell table:number-columns-repeated="1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Bamb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202321" calcext:value-type="float">
            <text:p>6202321</text:p>
          </table:table-cell>
          <table:table-cell table:number-columns-repeated="1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Garo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919076" calcext:value-type="float">
            <text:p>5919076</text:p>
          </table:table-cell>
          <table:table-cell table:number-columns-repeated="1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Emel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64278" calcext:value-type="float">
            <text:p>9264278</text:p>
          </table:table-cell>
          <table:table-cell table:number-columns-repeated="1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ar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78029" calcext:value-type="float">
            <text:p>6778029</text:p>
          </table:table-cell>
          <table:table-cell table:number-columns-repeated="1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Leo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653089" calcext:value-type="float">
            <text:p>2653089</text:p>
          </table:table-cell>
          <table:table-cell table:number-columns-repeated="1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226665" calcext:value-type="float">
            <text:p>3226665</text:p>
          </table:table-cell>
          <table:table-cell table:number-columns-repeated="1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a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0347" calcext:value-type="float">
            <text:p>20347</text:p>
          </table:table-cell>
          <table:table-cell table:number-columns-repeated="1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Krish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18097" calcext:value-type="float">
            <text:p>518097</text:p>
          </table:table-cell>
          <table:table-cell table:number-columns-repeated="1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788062" calcext:value-type="float">
            <text:p>8788062</text:p>
          </table:table-cell>
          <table:table-cell table:number-columns-repeated="1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ores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943957" calcext:value-type="float">
            <text:p>6943957</text:p>
          </table:table-cell>
          <table:table-cell table:number-columns-repeated="1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Tremay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10744" calcext:value-type="float">
            <text:p>6710744</text:p>
          </table:table-cell>
          <table:table-cell table:number-columns-repeated="1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355791" calcext:value-type="float">
            <text:p>5355791</text:p>
          </table:table-cell>
          <table:table-cell table:number-columns-repeated="1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4278075" calcext:value-type="float">
            <text:p>4278075</text:p>
          </table:table-cell>
          <table:table-cell table:number-columns-repeated="1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ady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15329" calcext:value-type="float">
            <text:p>5215329</text:p>
          </table:table-cell>
          <table:table-cell table:number-columns-repeated="1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anch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300441" calcext:value-type="float">
            <text:p>8300441</text:p>
          </table:table-cell>
          <table:table-cell table:number-columns-repeated="1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Kingsl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644982" calcext:value-type="float">
            <text:p>7644982</text:p>
          </table:table-cell>
          <table:table-cell table:number-columns-repeated="1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505" calcext:value-type="float">
            <text:p>92505</text:p>
          </table:table-cell>
          <table:table-cell table:number-columns-repeated="1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191023" calcext:value-type="float">
            <text:p>1191023</text:p>
          </table:table-cell>
          <table:table-cell table:number-columns-repeated="1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Jock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470767" calcext:value-type="float">
            <text:p>4470767</text:p>
          </table:table-cell>
          <table:table-cell table:number-columns-repeated="1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228243" calcext:value-type="float">
            <text:p>3228243</text:p>
          </table:table-cell>
          <table:table-cell table:number-columns-repeated="1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h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982234" calcext:value-type="float">
            <text:p>9982234</text:p>
          </table:table-cell>
          <table:table-cell table:number-columns-repeated="1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Gord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488350" calcext:value-type="float">
            <text:p>4488350</text:p>
          </table:table-cell>
          <table:table-cell table:number-columns-repeated="1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47225" calcext:value-type="float">
            <text:p>647225</text:p>
          </table:table-cell>
          <table:table-cell table:number-columns-repeated="1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th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346684" calcext:value-type="float">
            <text:p>6346684</text:p>
          </table:table-cell>
          <table:table-cell table:number-columns-repeated="1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oe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150000" calcext:value-type="float">
            <text:p>3150000</text:p>
          </table:table-cell>
          <table:table-cell table:number-columns-repeated="1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Arl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812092" calcext:value-type="float">
            <text:p>9812092</text:p>
          </table:table-cell>
          <table:table-cell table:number-columns-repeated="1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ind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258694" calcext:value-type="float">
            <text:p>7258694</text:p>
          </table:table-cell>
          <table:table-cell table:number-columns-repeated="1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Wi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800761" calcext:value-type="float">
            <text:p>2800761</text:p>
          </table:table-cell>
          <table:table-cell table:number-columns-repeated="1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Emanue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281893" calcext:value-type="float">
            <text:p>5281893</text:p>
          </table:table-cell>
          <table:table-cell table:number-columns-repeated="1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Urs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366619" calcext:value-type="float">
            <text:p>8366619</text:p>
          </table:table-cell>
          <table:table-cell table:number-columns-repeated="1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Rebec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60245" calcext:value-type="float">
            <text:p>960245</text:p>
          </table:table-cell>
          <table:table-cell table:number-columns-repeated="1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126700" calcext:value-type="float">
            <text:p>7126700</text:p>
          </table:table-cell>
          <table:table-cell table:number-columns-repeated="1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10038" calcext:value-type="float">
            <text:p>110038</text:p>
          </table:table-cell>
          <table:table-cell table:number-columns-repeated="1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or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286805" calcext:value-type="float">
            <text:p>9286805</text:p>
          </table:table-cell>
          <table:table-cell table:number-columns-repeated="1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Ia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298310" calcext:value-type="float">
            <text:p>3298310</text:p>
          </table:table-cell>
          <table:table-cell table:number-columns-repeated="1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haylyn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086013" calcext:value-type="float">
            <text:p>2086013</text:p>
          </table:table-cell>
          <table:table-cell table:number-columns-repeated="1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lex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7283823" calcext:value-type="float">
            <text:p>7283823</text:p>
          </table:table-cell>
          <table:table-cell table:number-columns-repeated="1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Aundre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269030" calcext:value-type="float">
            <text:p>7269030</text:p>
          </table:table-cell>
          <table:table-cell table:number-columns-repeated="1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er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990451" calcext:value-type="float">
            <text:p>1990451</text:p>
          </table:table-cell>
          <table:table-cell table:number-columns-repeated="1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566090" calcext:value-type="float">
            <text:p>8566090</text:p>
          </table:table-cell>
          <table:table-cell table:number-columns-repeated="1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Ay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063223" calcext:value-type="float">
            <text:p>2063223</text:p>
          </table:table-cell>
          <table:table-cell table:number-columns-repeated="1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il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113369" calcext:value-type="float">
            <text:p>6113369</text:p>
          </table:table-cell>
          <table:table-cell table:number-columns-repeated="1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Dan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751404" calcext:value-type="float">
            <text:p>6751404</text:p>
          </table:table-cell>
          <table:table-cell table:number-columns-repeated="1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861999" calcext:value-type="float">
            <text:p>6861999</text:p>
          </table:table-cell>
          <table:table-cell table:number-columns-repeated="1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Reag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43768" calcext:value-type="float">
            <text:p>443768</text:p>
          </table:table-cell>
          <table:table-cell table:number-columns-repeated="1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arrn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045658" calcext:value-type="float">
            <text:p>3045658</text:p>
          </table:table-cell>
          <table:table-cell table:number-columns-repeated="1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3760623" calcext:value-type="float">
            <text:p>3760623</text:p>
          </table:table-cell>
          <table:table-cell table:number-columns-repeated="1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Neil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176565" calcext:value-type="float">
            <text:p>3176565</text:p>
          </table:table-cell>
          <table:table-cell table:number-columns-repeated="1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Al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5385" calcext:value-type="float">
            <text:p>15385</text:p>
          </table:table-cell>
          <table:table-cell table:number-columns-repeated="1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6937505" calcext:value-type="float">
            <text:p>6937505</text:p>
          </table:table-cell>
          <table:table-cell table:number-columns-repeated="1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Aloysiu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351102" calcext:value-type="float">
            <text:p>1351102</text:p>
          </table:table-cell>
          <table:table-cell table:number-columns-repeated="1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asi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826348" calcext:value-type="float">
            <text:p>8826348</text:p>
          </table:table-cell>
          <table:table-cell table:number-columns-repeated="1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Arman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2782005" calcext:value-type="float">
            <text:p>2782005</text:p>
          </table:table-cell>
          <table:table-cell table:number-columns-repeated="1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Diann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764633" calcext:value-type="float">
            <text:p>8764633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1667865" calcext:value-type="float">
            <text:p>1667865</text:p>
          </table:table-cell>
          <table:table-cell table:number-columns-repeated="1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nnelie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7121846" calcext:value-type="float">
            <text:p>7121846</text:p>
          </table:table-cell>
          <table:table-cell table:number-columns-repeated="1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Ximene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6087086" calcext:value-type="float">
            <text:p>6087086</text:p>
          </table:table-cell>
          <table:table-cell table:number-columns-repeated="1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973590" calcext:value-type="float">
            <text:p>7973590</text:p>
          </table:table-cell>
          <table:table-cell table:number-columns-repeated="1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Ted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8944947" calcext:value-type="float">
            <text:p>8944947</text:p>
          </table:table-cell>
          <table:table-cell table:number-columns-repeated="1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059303" calcext:value-type="float">
            <text:p>9059303</text:p>
          </table:table-cell>
          <table:table-cell table:number-columns-repeated="1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Nikolau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2856698" calcext:value-type="float">
            <text:p>2856698</text:p>
          </table:table-cell>
          <table:table-cell table:number-columns-repeated="1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Marw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3529580" calcext:value-type="float">
            <text:p>3529580</text:p>
          </table:table-cell>
          <table:table-cell table:number-columns-repeated="1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3091235" calcext:value-type="float">
            <text:p>3091235</text:p>
          </table:table-cell>
          <table:table-cell table:number-columns-repeated="1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1355499" calcext:value-type="float">
            <text:p>1355499</text:p>
          </table:table-cell>
          <table:table-cell table:number-columns-repeated="1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Eamo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891770" calcext:value-type="float">
            <text:p>9891770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Arabell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iquida</text:p>
          </table:table-cell>
          <table:table-cell office:value-type="float" office:value="9103522" calcext:value-type="float">
            <text:p>9103522</text:p>
          </table:table-cell>
          <table:table-cell table:number-columns-repeated="1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9368144" calcext:value-type="float">
            <text:p>9368144</text:p>
          </table:table-cell>
          <table:table-cell table:number-columns-repeated="1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Aust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643780" calcext:value-type="float">
            <text:p>1643780</text:p>
          </table:table-cell>
          <table:table-cell table:number-columns-repeated="1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Dolp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671664" calcext:value-type="float">
            <text:p>5671664</text:p>
          </table:table-cell>
          <table:table-cell table:number-columns-repeated="1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Idalin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4289219" calcext:value-type="float">
            <text:p>4289219</text:p>
          </table:table-cell>
          <table:table-cell table:number-columns-repeated="1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100323" calcext:value-type="float">
            <text:p>9100323</text:p>
          </table:table-cell>
          <table:table-cell table:number-columns-repeated="1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Alyosh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84540" calcext:value-type="float">
            <text:p>4884540</text:p>
          </table:table-cell>
          <table:table-cell table:number-columns-repeated="1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Lynet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6735987" calcext:value-type="float">
            <text:p>6735987</text:p>
          </table:table-cell>
          <table:table-cell table:number-columns-repeated="1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andi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5280036" calcext:value-type="float">
            <text:p>5280036</text:p>
          </table:table-cell>
          <table:table-cell table:number-columns-repeated="1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Miof me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857294" calcext:value-type="float">
            <text:p>9857294</text:p>
          </table:table-cell>
          <table:table-cell table:number-columns-repeated="1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Dani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42986" calcext:value-type="float">
            <text:p>842986</text:p>
          </table:table-cell>
          <table:table-cell table:number-columns-repeated="1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Raffert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079396" calcext:value-type="float">
            <text:p>8079396</text:p>
          </table:table-cell>
          <table:table-cell table:number-columns-repeated="1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Andra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1740118" calcext:value-type="float">
            <text:p>1740118</text:p>
          </table:table-cell>
          <table:table-cell table:number-columns-repeated="1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2254031" calcext:value-type="float">
            <text:p>2254031</text:p>
          </table:table-cell>
          <table:table-cell table:number-columns-repeated="1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Lorile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646844" calcext:value-type="float">
            <text:p>4646844</text:p>
          </table:table-cell>
          <table:table-cell table:number-columns-repeated="1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920701" calcext:value-type="float">
            <text:p>4920701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5376611" calcext:value-type="float">
            <text:p>5376611</text:p>
          </table:table-cell>
          <table:table-cell table:number-columns-repeated="1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8502294" calcext:value-type="float">
            <text:p>8502294</text:p>
          </table:table-cell>
          <table:table-cell table:number-columns-repeated="1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as</text:p>
          </table:table-cell>
          <table:table-cell office:value-type="float" office:value="480764" calcext:value-type="float">
            <text:p>480764</text:p>
          </table:table-cell>
          <table:table-cell table:number-columns-repeated="1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ldric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9130169" calcext:value-type="float">
            <text:p>9130169</text:p>
          </table:table-cell>
          <table:table-cell table:number-columns-repeated="1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on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8858582" calcext:value-type="float">
            <text:p>8858582</text:p>
          </table:table-cell>
          <table:table-cell table:number-columns-repeated="1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Elic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lida</text:p>
          </table:table-cell>
          <table:table-cell office:value-type="float" office:value="753285" calcext:value-type="float">
            <text:p>75328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ril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2154" calcext:value-type="float">
            <text:p>84215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r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018009" calcext:value-type="float">
            <text:p>401800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ls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367042" calcext:value-type="float">
            <text:p>6367042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6544" calcext:value-type="float">
            <text:p>846544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tivida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079835" calcext:value-type="float">
            <text:p>607983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068950" calcext:value-type="float">
            <text:p>9068950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erri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096604" calcext:value-type="float">
            <text:p>5096604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247484" calcext:value-type="float">
            <text:p>524748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639838" calcext:value-type="float">
            <text:p>4639838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thle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365179" calcext:value-type="float">
            <text:p>4365179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684023" calcext:value-type="float">
            <text:p>5684023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ver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393772" calcext:value-type="float">
            <text:p>4393772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iov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168894" calcext:value-type="float">
            <text:p>9168894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lar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35183" calcext:value-type="float">
            <text:p>6635183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ro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830078" calcext:value-type="float">
            <text:p>2830078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eorge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004480" calcext:value-type="float">
            <text:p>6004480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ato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03545" calcext:value-type="float">
            <text:p>6603545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arl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060109" calcext:value-type="float">
            <text:p>9060109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720979" calcext:value-type="float">
            <text:p>6720979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337649" calcext:value-type="float">
            <text:p>7337649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012891" calcext:value-type="float">
            <text:p>1012891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452372" calcext:value-type="float">
            <text:p>2452372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l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185608" calcext:value-type="float">
            <text:p>4185608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d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740138" calcext:value-type="float">
            <text:p>6740138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th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393095" calcext:value-type="float">
            <text:p>4393095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788487" calcext:value-type="float">
            <text:p>9788487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othe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661524" calcext:value-type="float">
            <text:p>2661524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887810" calcext:value-type="float">
            <text:p>3887810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enj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03154" calcext:value-type="float">
            <text:p>8803154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llet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18620" calcext:value-type="float">
            <text:p>618620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903918" calcext:value-type="float">
            <text:p>6903918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re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522837" calcext:value-type="float">
            <text:p>1522837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394157" calcext:value-type="float">
            <text:p>7394157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388677" calcext:value-type="float">
            <text:p>8388677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67920" calcext:value-type="float">
            <text:p>367920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955271" calcext:value-type="float">
            <text:p>5955271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del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052924" calcext:value-type="float">
            <text:p>5052924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730085" calcext:value-type="float">
            <text:p>5730085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rij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098879" calcext:value-type="float">
            <text:p>9098879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241758" calcext:value-type="float">
            <text:p>7241758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hels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395491" calcext:value-type="float">
            <text:p>5395491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482749" calcext:value-type="float">
            <text:p>9482749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201212" calcext:value-type="float">
            <text:p>1201212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055124" calcext:value-type="float">
            <text:p>3055124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abri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386106" calcext:value-type="float">
            <text:p>4386106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Zsazs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612435" calcext:value-type="float">
            <text:p>3612435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729336" calcext:value-type="float">
            <text:p>7729336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el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177318" calcext:value-type="float">
            <text:p>8177318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472236" calcext:value-type="float">
            <text:p>9472236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ob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680655" calcext:value-type="float">
            <text:p>8680655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tel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704517" calcext:value-type="float">
            <text:p>7704517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wennet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50109" calcext:value-type="float">
            <text:p>250109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ugh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091778" calcext:value-type="float">
            <text:p>3091778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167378" calcext:value-type="float">
            <text:p>9167378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er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776214" calcext:value-type="float">
            <text:p>4776214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ob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003853" calcext:value-type="float">
            <text:p>2003853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755332" calcext:value-type="float">
            <text:p>8755332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190121" calcext:value-type="float">
            <text:p>8190121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nig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406302" calcext:value-type="float">
            <text:p>6406302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414953" calcext:value-type="float">
            <text:p>6414953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245265" calcext:value-type="float">
            <text:p>7245265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rban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122412" calcext:value-type="float">
            <text:p>3122412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la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786763" calcext:value-type="float">
            <text:p>5786763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322260" calcext:value-type="float">
            <text:p>9322260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yot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473466" calcext:value-type="float">
            <text:p>9473466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ee de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894251" calcext:value-type="float">
            <text:p>6894251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tz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777044" calcext:value-type="float">
            <text:p>4777044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01323" calcext:value-type="float">
            <text:p>301323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emm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827929" calcext:value-type="float">
            <text:p>8827929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501194" calcext:value-type="float">
            <text:p>7501194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uritz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010588" calcext:value-type="float">
            <text:p>1010588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atia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517921" calcext:value-type="float">
            <text:p>5517921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ulcine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306204" calcext:value-type="float">
            <text:p>5306204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ow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627920" calcext:value-type="float">
            <text:p>2627920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ivian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560416" calcext:value-type="float">
            <text:p>9560416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illi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371662" calcext:value-type="float">
            <text:p>3371662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732853" calcext:value-type="float">
            <text:p>2732853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i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983618" calcext:value-type="float">
            <text:p>6983618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87747" calcext:value-type="float">
            <text:p>287747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rit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363217" calcext:value-type="float">
            <text:p>9363217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enic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802841" calcext:value-type="float">
            <text:p>4802841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am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56745" calcext:value-type="float">
            <text:p>4556745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ar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451792" calcext:value-type="float">
            <text:p>3451792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907389" calcext:value-type="float">
            <text:p>2907389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307133" calcext:value-type="float">
            <text:p>4307133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56552" calcext:value-type="float">
            <text:p>2956552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ther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228498" calcext:value-type="float">
            <text:p>4228498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ra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838531" calcext:value-type="float">
            <text:p>6838531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uci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891814" calcext:value-type="float">
            <text:p>2891814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a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960426" calcext:value-type="float">
            <text:p>5960426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140471" calcext:value-type="float">
            <text:p>9140471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omo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811739" calcext:value-type="float">
            <text:p>6811739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754618" calcext:value-type="float">
            <text:p>3754618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ve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935652" calcext:value-type="float">
            <text:p>2935652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onnamar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400275" calcext:value-type="float">
            <text:p>5400275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ulc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513921" calcext:value-type="float">
            <text:p>8513921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609702" calcext:value-type="float">
            <text:p>8609702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il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420100" calcext:value-type="float">
            <text:p>3420100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er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038358" calcext:value-type="float">
            <text:p>7038358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a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63362" calcext:value-type="float">
            <text:p>5863362</text:p>
          </table:table-cell>
          <table:table-cell table:number-columns-repeated="1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yrti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82744" calcext:value-type="float">
            <text:p>282744</text:p>
          </table:table-cell>
          <table:table-cell table:number-columns-repeated="1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rittan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73073" calcext:value-type="float">
            <text:p>6673073</text:p>
          </table:table-cell>
          <table:table-cell table:number-columns-repeated="1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229692" calcext:value-type="float">
            <text:p>9229692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354897" calcext:value-type="float">
            <text:p>9354897</text:p>
          </table:table-cell>
          <table:table-cell table:number-columns-repeated="1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orr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632785" calcext:value-type="float">
            <text:p>6632785</text:p>
          </table:table-cell>
          <table:table-cell table:number-columns-repeated="1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470075" calcext:value-type="float">
            <text:p>4470075</text:p>
          </table:table-cell>
          <table:table-cell table:number-columns-repeated="1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onstan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781656" calcext:value-type="float">
            <text:p>9781656</text:p>
          </table:table-cell>
          <table:table-cell table:number-columns-repeated="1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ai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915191" calcext:value-type="float">
            <text:p>1915191</text:p>
          </table:table-cell>
          <table:table-cell table:number-columns-repeated="1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onn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701579" calcext:value-type="float">
            <text:p>8701579</text:p>
          </table:table-cell>
          <table:table-cell table:number-columns-repeated="1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931927" calcext:value-type="float">
            <text:p>4931927</text:p>
          </table:table-cell>
          <table:table-cell table:number-columns-repeated="1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aywoo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256541" calcext:value-type="float">
            <text:p>5256541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har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532819" calcext:value-type="float">
            <text:p>5532819</text:p>
          </table:table-cell>
          <table:table-cell table:number-columns-repeated="1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enn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704156" calcext:value-type="float">
            <text:p>4704156</text:p>
          </table:table-cell>
          <table:table-cell table:number-columns-repeated="1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nedict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317313" calcext:value-type="float">
            <text:p>2317313</text:p>
          </table:table-cell>
          <table:table-cell table:number-columns-repeated="1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eonh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617203" calcext:value-type="float">
            <text:p>3617203</text:p>
          </table:table-cell>
          <table:table-cell table:number-columns-repeated="1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ri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140920" calcext:value-type="float">
            <text:p>1140920</text:p>
          </table:table-cell>
          <table:table-cell table:number-columns-repeated="1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ort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406347" calcext:value-type="float">
            <text:p>7406347</text:p>
          </table:table-cell>
          <table:table-cell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ay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785725" calcext:value-type="float">
            <text:p>5785725</text:p>
          </table:table-cell>
          <table:table-cell table:number-columns-repeated="1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ulcia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131180" calcext:value-type="float">
            <text:p>6131180</text:p>
          </table:table-cell>
          <table:table-cell table:number-columns-repeated="1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Dway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934743" calcext:value-type="float">
            <text:p>2934743</text:p>
          </table:table-cell>
          <table:table-cell table:number-columns-repeated="1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15925" calcext:value-type="float">
            <text:p>8815925</text:p>
          </table:table-cell>
          <table:table-cell table:number-columns-repeated="1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000075" calcext:value-type="float">
            <text:p>3000075</text:p>
          </table:table-cell>
          <table:table-cell table:number-columns-repeated="1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Jos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160598" calcext:value-type="float">
            <text:p>3160598</text:p>
          </table:table-cell>
          <table:table-cell table:number-columns-repeated="1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hery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24679" calcext:value-type="float">
            <text:p>4524679</text:p>
          </table:table-cell>
          <table:table-cell table:number-columns-repeated="1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593536" calcext:value-type="float">
            <text:p>9593536</text:p>
          </table:table-cell>
          <table:table-cell table:number-columns-repeated="1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and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81480" calcext:value-type="float">
            <text:p>8881480</text:p>
          </table:table-cell>
          <table:table-cell table:number-columns-repeated="1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12538" calcext:value-type="float">
            <text:p>312538</text:p>
          </table:table-cell>
          <table:table-cell table:number-columns-repeated="1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748815" calcext:value-type="float">
            <text:p>5748815</text:p>
          </table:table-cell>
          <table:table-cell table:number-columns-repeated="1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127121" calcext:value-type="float">
            <text:p>6127121</text:p>
          </table:table-cell>
          <table:table-cell table:number-columns-repeated="1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Lav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015031" calcext:value-type="float">
            <text:p>7015031</text:p>
          </table:table-cell>
          <table:table-cell table:number-columns-repeated="1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117727" calcext:value-type="float">
            <text:p>6117727</text:p>
          </table:table-cell>
          <table:table-cell table:number-columns-repeated="1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856697" calcext:value-type="float">
            <text:p>1856697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elici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84752" calcext:value-type="float">
            <text:p>8884752</text:p>
          </table:table-cell>
          <table:table-cell table:number-columns-repeated="1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Ilk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695309" calcext:value-type="float">
            <text:p>4695309</text:p>
          </table:table-cell>
          <table:table-cell table:number-columns-repeated="1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337858" calcext:value-type="float">
            <text:p>3337858</text:p>
          </table:table-cell>
          <table:table-cell table:number-columns-repeated="1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824212" calcext:value-type="float">
            <text:p>5824212</text:p>
          </table:table-cell>
          <table:table-cell table:number-columns-repeated="1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Haywoo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34452" calcext:value-type="float">
            <text:p>334452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lv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258580" calcext:value-type="float">
            <text:p>6258580</text:p>
          </table:table-cell>
          <table:table-cell table:number-columns-repeated="1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nallis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691122" calcext:value-type="float">
            <text:p>8691122</text:p>
          </table:table-cell>
          <table:table-cell table:number-columns-repeated="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Fay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495921" calcext:value-type="float">
            <text:p>3495921</text:p>
          </table:table-cell>
          <table:table-cell table:number-columns-repeated="1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the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041221" calcext:value-type="float">
            <text:p>1041221</text:p>
          </table:table-cell>
          <table:table-cell table:number-columns-repeated="1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951618" calcext:value-type="float">
            <text:p>6951618</text:p>
          </table:table-cell>
          <table:table-cell table:number-columns-repeated="1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pens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357482" calcext:value-type="float">
            <text:p>8357482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auli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45425" calcext:value-type="float">
            <text:p>2945425</text:p>
          </table:table-cell>
          <table:table-cell table:number-columns-repeated="1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849340" calcext:value-type="float">
            <text:p>6849340</text:p>
          </table:table-cell>
          <table:table-cell table:number-columns-repeated="1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524794" calcext:value-type="float">
            <text:p>1524794</text:p>
          </table:table-cell>
          <table:table-cell table:number-columns-repeated="1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Natk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17341" calcext:value-type="float">
            <text:p>717341</text:p>
          </table:table-cell>
          <table:table-cell table:number-columns-repeated="1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606392" calcext:value-type="float">
            <text:p>9606392</text:p>
          </table:table-cell>
          <table:table-cell table:number-columns-repeated="1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Bri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125263" calcext:value-type="float">
            <text:p>9125263</text:p>
          </table:table-cell>
          <table:table-cell table:number-columns-repeated="1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Brittan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87418" calcext:value-type="float">
            <text:p>387418</text:p>
          </table:table-cell>
          <table:table-cell table:number-columns-repeated="1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87869" calcext:value-type="float">
            <text:p>2987869</text:p>
          </table:table-cell>
          <table:table-cell table:number-columns-repeated="1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295405" calcext:value-type="float">
            <text:p>2295405</text:p>
          </table:table-cell>
          <table:table-cell table:number-columns-repeated="1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978975" calcext:value-type="float">
            <text:p>3978975</text:p>
          </table:table-cell>
          <table:table-cell table:number-columns-repeated="1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60843" calcext:value-type="float">
            <text:p>160843</text:p>
          </table:table-cell>
          <table:table-cell table:number-columns-repeated="1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Jock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137766" calcext:value-type="float">
            <text:p>1137766</text:p>
          </table:table-cell>
          <table:table-cell table:number-columns-repeated="1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75298" calcext:value-type="float">
            <text:p>575298</text:p>
          </table:table-cell>
          <table:table-cell table:number-columns-repeated="1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841031" calcext:value-type="float">
            <text:p>4841031</text:p>
          </table:table-cell>
          <table:table-cell table:number-columns-repeated="1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elan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738357" calcext:value-type="float">
            <text:p>9738357</text:p>
          </table:table-cell>
          <table:table-cell table:number-columns-repeated="1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915410" calcext:value-type="float">
            <text:p>9915410</text:p>
          </table:table-cell>
          <table:table-cell table:number-columns-repeated="1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rj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573713" calcext:value-type="float">
            <text:p>6573713</text:p>
          </table:table-cell>
          <table:table-cell table:number-columns-repeated="1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Jarr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907102" calcext:value-type="float">
            <text:p>7907102</text:p>
          </table:table-cell>
          <table:table-cell table:number-columns-repeated="1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ereni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120844" calcext:value-type="float">
            <text:p>1120844</text:p>
          </table:table-cell>
          <table:table-cell table:number-columns-repeated="1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elm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282403" calcext:value-type="float">
            <text:p>2282403</text:p>
          </table:table-cell>
          <table:table-cell table:number-columns-repeated="1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66788" calcext:value-type="float">
            <text:p>666788</text:p>
          </table:table-cell>
          <table:table-cell table:number-columns-repeated="1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ubet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811913" calcext:value-type="float">
            <text:p>3811913</text:p>
          </table:table-cell>
          <table:table-cell table:number-columns-repeated="1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ste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320097" calcext:value-type="float">
            <text:p>9320097</text:p>
          </table:table-cell>
          <table:table-cell table:number-columns-repeated="1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230953" calcext:value-type="float">
            <text:p>8230953</text:p>
          </table:table-cell>
          <table:table-cell table:number-columns-repeated="1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acin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223811" calcext:value-type="float">
            <text:p>2223811</text:p>
          </table:table-cell>
          <table:table-cell table:number-columns-repeated="1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564040" calcext:value-type="float">
            <text:p>5564040</text:p>
          </table:table-cell>
          <table:table-cell table:number-columns-repeated="1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lhou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857150" calcext:value-type="float">
            <text:p>3857150</text:p>
          </table:table-cell>
          <table:table-cell table:number-columns-repeated="1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yd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502849" calcext:value-type="float">
            <text:p>1502849</text:p>
          </table:table-cell>
          <table:table-cell table:number-columns-repeated="1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Kai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951730" calcext:value-type="float">
            <text:p>2951730</text:p>
          </table:table-cell>
          <table:table-cell table:number-columns-repeated="1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o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432562" calcext:value-type="float">
            <text:p>3432562</text:p>
          </table:table-cell>
          <table:table-cell table:number-columns-repeated="1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Zackaria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680298" calcext:value-type="float">
            <text:p>2680298</text:p>
          </table:table-cell>
          <table:table-cell table:number-columns-repeated="1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726292" calcext:value-type="float">
            <text:p>9726292</text:p>
          </table:table-cell>
          <table:table-cell table:number-columns-repeated="1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102621" calcext:value-type="float">
            <text:p>8102621</text:p>
          </table:table-cell>
          <table:table-cell table:number-columns-repeated="1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Bidge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036499" calcext:value-type="float">
            <text:p>4036499</text:p>
          </table:table-cell>
          <table:table-cell table:number-columns-repeated="1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55409" calcext:value-type="float">
            <text:p>4555409</text:p>
          </table:table-cell>
          <table:table-cell table:number-columns-repeated="1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610515" calcext:value-type="float">
            <text:p>4610515</text:p>
          </table:table-cell>
          <table:table-cell table:number-columns-repeated="1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Karol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619301" calcext:value-type="float">
            <text:p>2619301</text:p>
          </table:table-cell>
          <table:table-cell table:number-columns-repeated="1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31151" calcext:value-type="float">
            <text:p>531151</text:p>
          </table:table-cell>
          <table:table-cell table:number-columns-repeated="1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83078" calcext:value-type="float">
            <text:p>983078</text:p>
          </table:table-cell>
          <table:table-cell table:number-columns-repeated="1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804675" calcext:value-type="float">
            <text:p>7804675</text:p>
          </table:table-cell>
          <table:table-cell table:number-columns-repeated="1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Ver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085152" calcext:value-type="float">
            <text:p>6085152</text:p>
          </table:table-cell>
          <table:table-cell table:number-columns-repeated="1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rayc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041141" calcext:value-type="float">
            <text:p>6041141</text:p>
          </table:table-cell>
          <table:table-cell table:number-columns-repeated="1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Wa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848882" calcext:value-type="float">
            <text:p>9848882</text:p>
          </table:table-cell>
          <table:table-cell table:number-columns-repeated="1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652014" calcext:value-type="float">
            <text:p>7652014</text:p>
          </table:table-cell>
          <table:table-cell table:number-columns-repeated="1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859248" calcext:value-type="float">
            <text:p>1859248</text:p>
          </table:table-cell>
          <table:table-cell table:number-columns-repeated="1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935498" calcext:value-type="float">
            <text:p>3935498</text:p>
          </table:table-cell>
          <table:table-cell table:number-columns-repeated="1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Ka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527955" calcext:value-type="float">
            <text:p>6527955</text:p>
          </table:table-cell>
          <table:table-cell table:number-columns-repeated="1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hloet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242105" calcext:value-type="float">
            <text:p>1242105</text:p>
          </table:table-cell>
          <table:table-cell table:number-columns-repeated="1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104402" calcext:value-type="float">
            <text:p>2104402</text:p>
          </table:table-cell>
          <table:table-cell table:number-columns-repeated="1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ess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061715" calcext:value-type="float">
            <text:p>4061715</text:p>
          </table:table-cell>
          <table:table-cell table:number-columns-repeated="1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og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634255" calcext:value-type="float">
            <text:p>8634255</text:p>
          </table:table-cell>
          <table:table-cell table:number-columns-repeated="1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ene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02068" calcext:value-type="float">
            <text:p>302068</text:p>
          </table:table-cell>
          <table:table-cell table:number-columns-repeated="1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hiqu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075665" calcext:value-type="float">
            <text:p>7075665</text:p>
          </table:table-cell>
          <table:table-cell table:number-columns-repeated="1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ndro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8309" calcext:value-type="float">
            <text:p>588309</text:p>
          </table:table-cell>
          <table:table-cell table:number-columns-repeated="1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Rickar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682728" calcext:value-type="float">
            <text:p>1682728</text:p>
          </table:table-cell>
          <table:table-cell table:number-columns-repeated="1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Vi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845216" calcext:value-type="float">
            <text:p>1845216</text:p>
          </table:table-cell>
          <table:table-cell table:number-columns-repeated="1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adela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670851" calcext:value-type="float">
            <text:p>7670851</text:p>
          </table:table-cell>
          <table:table-cell table:number-columns-repeated="1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gus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207586" calcext:value-type="float">
            <text:p>7207586</text:p>
          </table:table-cell>
          <table:table-cell table:number-columns-repeated="1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anet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63163" calcext:value-type="float">
            <text:p>8863163</text:p>
          </table:table-cell>
          <table:table-cell table:number-columns-repeated="1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Bry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216810" calcext:value-type="float">
            <text:p>4216810</text:p>
          </table:table-cell>
          <table:table-cell table:number-columns-repeated="1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772021" calcext:value-type="float">
            <text:p>2772021</text:p>
          </table:table-cell>
          <table:table-cell table:number-columns-repeated="1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ireil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897393" calcext:value-type="float">
            <text:p>6897393</text:p>
          </table:table-cell>
          <table:table-cell table:number-columns-repeated="1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667925" calcext:value-type="float">
            <text:p>5667925</text:p>
          </table:table-cell>
          <table:table-cell table:number-columns-repeated="1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063859" calcext:value-type="float">
            <text:p>6063859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rab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592503" calcext:value-type="float">
            <text:p>8592503</text:p>
          </table:table-cell>
          <table:table-cell table:number-columns-repeated="1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ewe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949747" calcext:value-type="float">
            <text:p>9949747</text:p>
          </table:table-cell>
          <table:table-cell table:number-columns-repeated="1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Wendel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6291664" calcext:value-type="float">
            <text:p>6291664</text:p>
          </table:table-cell>
          <table:table-cell table:number-columns-repeated="1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99920" calcext:value-type="float">
            <text:p>999920</text:p>
          </table:table-cell>
          <table:table-cell table:number-columns-repeated="1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ilid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965651" calcext:value-type="float">
            <text:p>5965651</text:p>
          </table:table-cell>
          <table:table-cell table:number-columns-repeated="1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arre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014223" calcext:value-type="float">
            <text:p>9014223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Kar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5617" calcext:value-type="float">
            <text:p>585617</text:p>
          </table:table-cell>
          <table:table-cell table:number-columns-repeated="1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Rollan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279835" calcext:value-type="float">
            <text:p>4279835</text:p>
          </table:table-cell>
          <table:table-cell table:number-columns-repeated="1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Tybal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439304" calcext:value-type="float">
            <text:p>2439304</text:p>
          </table:table-cell>
          <table:table-cell table:number-columns-repeated="1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Orbadia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063666" calcext:value-type="float">
            <text:p>6063666</text:p>
          </table:table-cell>
          <table:table-cell table:number-columns-repeated="1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844711" calcext:value-type="float">
            <text:p>6844711</text:p>
          </table:table-cell>
          <table:table-cell table:number-columns-repeated="1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797352" calcext:value-type="float">
            <text:p>6797352</text:p>
          </table:table-cell>
          <table:table-cell table:number-columns-repeated="1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haylyn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599501" calcext:value-type="float">
            <text:p>3599501</text:p>
          </table:table-cell>
          <table:table-cell table:number-columns-repeated="1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Reginaul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453518" calcext:value-type="float">
            <text:p>7453518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1839304" calcext:value-type="float">
            <text:p>1839304</text:p>
          </table:table-cell>
          <table:table-cell table:number-columns-repeated="1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93042" calcext:value-type="float">
            <text:p>2993042</text:p>
          </table:table-cell>
          <table:table-cell table:number-columns-repeated="1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omasi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514121" calcext:value-type="float">
            <text:p>5514121</text:p>
          </table:table-cell>
          <table:table-cell table:number-columns-repeated="1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Heid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465428" calcext:value-type="float">
            <text:p>9465428</text:p>
          </table:table-cell>
          <table:table-cell table:number-columns-repeated="1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harle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664703" calcext:value-type="float">
            <text:p>3664703</text:p>
          </table:table-cell>
          <table:table-cell table:number-columns-repeated="1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Ki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240179" calcext:value-type="float">
            <text:p>9240179</text:p>
          </table:table-cell>
          <table:table-cell table:number-columns-repeated="1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haugh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725578" calcext:value-type="float">
            <text:p>6725578</text:p>
          </table:table-cell>
          <table:table-cell table:number-columns-repeated="1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804232" calcext:value-type="float">
            <text:p>2804232</text:p>
          </table:table-cell>
          <table:table-cell table:number-columns-repeated="1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ilber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059788" calcext:value-type="float">
            <text:p>4059788</text:p>
          </table:table-cell>
          <table:table-cell table:number-columns-repeated="1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dolp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910141" calcext:value-type="float">
            <text:p>2910141</text:p>
          </table:table-cell>
          <table:table-cell table:number-columns-repeated="1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567504" calcext:value-type="float">
            <text:p>8567504</text:p>
          </table:table-cell>
          <table:table-cell table:number-columns-repeated="1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Vincent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113997" calcext:value-type="float">
            <text:p>7113997</text:p>
          </table:table-cell>
          <table:table-cell table:number-columns-repeated="1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osel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796220" calcext:value-type="float">
            <text:p>4796220</text:p>
          </table:table-cell>
          <table:table-cell table:number-columns-repeated="1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024900" calcext:value-type="float">
            <text:p>2024900</text:p>
          </table:table-cell>
          <table:table-cell table:number-columns-repeated="1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325116" calcext:value-type="float">
            <text:p>6325116</text:p>
          </table:table-cell>
          <table:table-cell table:number-columns-repeated="1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hadwi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912627" calcext:value-type="float">
            <text:p>7912627</text:p>
          </table:table-cell>
          <table:table-cell table:number-columns-repeated="1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115789" calcext:value-type="float">
            <text:p>8115789</text:p>
          </table:table-cell>
          <table:table-cell table:number-columns-repeated="1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Har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153500" calcext:value-type="float">
            <text:p>2153500</text:p>
          </table:table-cell>
          <table:table-cell table:number-columns-repeated="1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Harlan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838553" calcext:value-type="float">
            <text:p>5838553</text:p>
          </table:table-cell>
          <table:table-cell table:number-columns-repeated="1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amel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592038" calcext:value-type="float">
            <text:p>3592038</text:p>
          </table:table-cell>
          <table:table-cell table:number-columns-repeated="1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122583" calcext:value-type="float">
            <text:p>4122583</text:p>
          </table:table-cell>
          <table:table-cell table:number-columns-repeated="1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302604" calcext:value-type="float">
            <text:p>302604</text:p>
          </table:table-cell>
          <table:table-cell table:number-columns-repeated="1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Windham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077608" calcext:value-type="float">
            <text:p>8077608</text:p>
          </table:table-cell>
          <table:table-cell table:number-columns-repeated="1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Syla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024227" calcext:value-type="float">
            <text:p>8024227</text:p>
          </table:table-cell>
          <table:table-cell table:number-columns-repeated="1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Ode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0756" calcext:value-type="float">
            <text:p>450756</text:p>
          </table:table-cell>
          <table:table-cell table:number-columns-repeated="1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ddeusz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432837" calcext:value-type="float">
            <text:p>7432837</text:p>
          </table:table-cell>
          <table:table-cell table:number-columns-repeated="1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Ko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555704" calcext:value-type="float">
            <text:p>2555704</text:p>
          </table:table-cell>
          <table:table-cell table:number-columns-repeated="1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Gab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204667" calcext:value-type="float">
            <text:p>7204667</text:p>
          </table:table-cell>
          <table:table-cell table:number-columns-repeated="1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ilveste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830189" calcext:value-type="float">
            <text:p>9830189</text:p>
          </table:table-cell>
          <table:table-cell table:number-columns-repeated="1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886534" calcext:value-type="float">
            <text:p>9886534</text:p>
          </table:table-cell>
          <table:table-cell table:number-columns-repeated="1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ya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792397" calcext:value-type="float">
            <text:p>7792397</text:p>
          </table:table-cell>
          <table:table-cell table:number-columns-repeated="1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Merl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638986" calcext:value-type="float">
            <text:p>9638986</text:p>
          </table:table-cell>
          <table:table-cell table:number-columns-repeated="1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eil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074003" calcext:value-type="float">
            <text:p>5074003</text:p>
          </table:table-cell>
          <table:table-cell table:number-columns-repeated="1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Glyni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333861" calcext:value-type="float">
            <text:p>3333861</text:p>
          </table:table-cell>
          <table:table-cell table:number-columns-repeated="1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oral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59282" calcext:value-type="float">
            <text:p>59282</text:p>
          </table:table-cell>
          <table:table-cell table:number-columns-repeated="1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erril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509021" calcext:value-type="float">
            <text:p>9509021</text:p>
          </table:table-cell>
          <table:table-cell table:number-columns-repeated="1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Rebekka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497918" calcext:value-type="float">
            <text:p>6497918</text:p>
          </table:table-cell>
          <table:table-cell table:number-columns-repeated="1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Lynne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54830" calcext:value-type="float">
            <text:p>154830</text:p>
          </table:table-cell>
          <table:table-cell table:number-columns-repeated="1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883234" calcext:value-type="float">
            <text:p>1883234</text:p>
          </table:table-cell>
          <table:table-cell table:number-columns-repeated="1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125331" calcext:value-type="float">
            <text:p>9125331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810858" calcext:value-type="float">
            <text:p>2810858</text:p>
          </table:table-cell>
          <table:table-cell table:number-columns-repeated="1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675358" calcext:value-type="float">
            <text:p>6675358</text:p>
          </table:table-cell>
          <table:table-cell table:number-columns-repeated="1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Lill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605290" calcext:value-type="float">
            <text:p>6605290</text:p>
          </table:table-cell>
          <table:table-cell table:number-columns-repeated="1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rso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711021" calcext:value-type="float">
            <text:p>7711021</text:p>
          </table:table-cell>
          <table:table-cell table:number-columns-repeated="1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Goldar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307596" calcext:value-type="float">
            <text:p>7307596</text:p>
          </table:table-cell>
          <table:table-cell table:number-columns-repeated="1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arg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815318" calcext:value-type="float">
            <text:p>4815318</text:p>
          </table:table-cell>
          <table:table-cell table:number-columns-repeated="1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yu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785284" calcext:value-type="float">
            <text:p>7785284</text:p>
          </table:table-cell>
          <table:table-cell table:number-columns-repeated="1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lb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385716" calcext:value-type="float">
            <text:p>5385716</text:p>
          </table:table-cell>
          <table:table-cell table:number-columns-repeated="1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9270680" calcext:value-type="float">
            <text:p>9270680</text:p>
          </table:table-cell>
          <table:table-cell table:number-columns-repeated="1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Hadria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173440" calcext:value-type="float">
            <text:p>5173440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aury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260928" calcext:value-type="float">
            <text:p>9260928</text:p>
          </table:table-cell>
          <table:table-cell table:number-columns-repeated="1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2098693" calcext:value-type="float">
            <text:p>2098693</text:p>
          </table:table-cell>
          <table:table-cell table:number-columns-repeated="1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401201" calcext:value-type="float">
            <text:p>1401201</text:p>
          </table:table-cell>
          <table:table-cell table:number-columns-repeated="1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Farleigh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699499" calcext:value-type="float">
            <text:p>5699499</text:p>
          </table:table-cell>
          <table:table-cell table:number-columns-repeated="1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Ade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820916" calcext:value-type="float">
            <text:p>4820916</text:p>
          </table:table-cell>
          <table:table-cell table:number-columns-repeated="1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hand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5138993" calcext:value-type="float">
            <text:p>5138993</text:p>
          </table:table-cell>
          <table:table-cell table:number-columns-repeated="1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Harrio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2177644" calcext:value-type="float">
            <text:p>2177644</text:p>
          </table:table-cell>
          <table:table-cell table:number-columns-repeated="1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igr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4756981" calcext:value-type="float">
            <text:p>4756981</text:p>
          </table:table-cell>
          <table:table-cell table:number-columns-repeated="1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nriquet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7926" calcext:value-type="float">
            <text:p>77926</text:p>
          </table:table-cell>
          <table:table-cell table:number-columns-repeated="1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Ardee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826032" calcext:value-type="float">
            <text:p>7826032</text:p>
          </table:table-cell>
          <table:table-cell table:number-columns-repeated="1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Kayli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503470" calcext:value-type="float">
            <text:p>7503470</text:p>
          </table:table-cell>
          <table:table-cell table:number-columns-repeated="1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3457420" calcext:value-type="float">
            <text:p>3457420</text:p>
          </table:table-cell>
          <table:table-cell table:number-columns-repeated="1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5330408" calcext:value-type="float">
            <text:p>5330408</text:p>
          </table:table-cell>
          <table:table-cell table:number-columns-repeated="1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365242" calcext:value-type="float">
            <text:p>6365242</text:p>
          </table:table-cell>
          <table:table-cell table:number-columns-repeated="1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9619685" calcext:value-type="float">
            <text:p>9619685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339398" calcext:value-type="float">
            <text:p>6339398</text:p>
          </table:table-cell>
          <table:table-cell table:number-columns-repeated="1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Nickolaus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124915" calcext:value-type="float">
            <text:p>6124915</text:p>
          </table:table-cell>
          <table:table-cell table:number-columns-repeated="1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Jil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700376" calcext:value-type="float">
            <text:p>1700376</text:p>
          </table:table-cell>
          <table:table-cell table:number-columns-repeated="1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1477911" calcext:value-type="float">
            <text:p>1477911</text:p>
          </table:table-cell>
          <table:table-cell table:number-columns-repeated="1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ozm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31437" calcext:value-type="float">
            <text:p>8431437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549555" calcext:value-type="float">
            <text:p>4549555</text:p>
          </table:table-cell>
          <table:table-cell table:number-columns-repeated="1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endit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982395" calcext:value-type="float">
            <text:p>6982395</text:p>
          </table:table-cell>
          <table:table-cell table:number-columns-repeated="1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Annmar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114654" calcext:value-type="float">
            <text:p>7114654</text:p>
          </table:table-cell>
          <table:table-cell table:number-columns-repeated="1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21864" calcext:value-type="float">
            <text:p>421864</text:p>
          </table:table-cell>
          <table:table-cell table:number-columns-repeated="1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Quen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4622993" calcext:value-type="float">
            <text:p>4622993</text:p>
          </table:table-cell>
          <table:table-cell table:number-columns-repeated="1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427111" calcext:value-type="float">
            <text:p>9427111</text:p>
          </table:table-cell>
          <table:table-cell table:number-columns-repeated="1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59577" calcext:value-type="float">
            <text:p>759577</text:p>
          </table:table-cell>
          <table:table-cell table:number-columns-repeated="1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Gize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8882286" calcext:value-type="float">
            <text:p>8882286</text:p>
          </table:table-cell>
          <table:table-cell table:number-columns-repeated="1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ash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406269" calcext:value-type="float">
            <text:p>7406269</text:p>
          </table:table-cell>
          <table:table-cell table:number-columns-repeated="1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Orali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9910723" calcext:value-type="float">
            <text:p>9910723</text:p>
          </table:table-cell>
          <table:table-cell table:number-columns-repeated="1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Thorstein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360854" calcext:value-type="float">
            <text:p>8360854</text:p>
          </table:table-cell>
          <table:table-cell table:number-columns-repeated="1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Loyd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557553" calcext:value-type="float">
            <text:p>7557553</text:p>
          </table:table-cell>
          <table:table-cell table:number-columns-repeated="1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Hendri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787807" calcext:value-type="float">
            <text:p>1787807</text:p>
          </table:table-cell>
          <table:table-cell table:number-columns-repeated="1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Oll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7817754" calcext:value-type="float">
            <text:p>7817754</text:p>
          </table:table-cell>
          <table:table-cell table:number-columns-repeated="1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8436124" calcext:value-type="float">
            <text:p>8436124</text:p>
          </table:table-cell>
          <table:table-cell table:number-columns-repeated="1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eymour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799551" calcext:value-type="float">
            <text:p>6799551</text:p>
          </table:table-cell>
          <table:table-cell table:number-columns-repeated="1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Isidor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4270061" calcext:value-type="float">
            <text:p>4270061</text:p>
          </table:table-cell>
          <table:table-cell table:number-columns-repeated="1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Rayshell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969543" calcext:value-type="float">
            <text:p>6969543</text:p>
          </table:table-cell>
          <table:table-cell table:number-columns-repeated="1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310615" calcext:value-type="float">
            <text:p>8310615</text:p>
          </table:table-cell>
          <table:table-cell table:number-columns-repeated="1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1150507" calcext:value-type="float">
            <text:p>1150507</text:p>
          </table:table-cell>
          <table:table-cell table:number-columns-repeated="1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Harbert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2718915" calcext:value-type="float">
            <text:p>2718915</text:p>
          </table:table-cell>
          <table:table-cell table:number-columns-repeated="1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lb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liquida</text:p>
          </table:table-cell>
          <table:table-cell office:value-type="float" office:value="635160" calcext:value-type="float">
            <text:p>635160</text:p>
          </table:table-cell>
          <table:table-cell table:number-columns-repeated="1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Thekla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6698139" calcext:value-type="float">
            <text:p>6698139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rrick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solida</text:p>
          </table:table-cell>
          <table:table-cell office:value-type="float" office:value="7872705" calcext:value-type="float">
            <text:p>7872705</text:p>
          </table:table-cell>
          <table:table-cell table:number-columns-repeated="1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Morle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8808565" calcext:value-type="float">
            <text:p>8808565</text:p>
          </table:table-cell>
          <table:table-cell table:number-columns-repeated="1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hicki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7631971" calcext:value-type="float">
            <text:p>7631971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Jere</text:p>
          </table:table-cell>
          <table:table-cell office:value-type="string" calcext:value-type="string">
            <text:p>refrigerado</text:p>
          </table:table-cell>
          <table:table-cell office:value-type="string" calcext:value-type="string">
            <text:p>gas</text:p>
          </table:table-cell>
          <table:table-cell office:value-type="float" office:value="3270200" calcext:value-type="float">
            <text:p>3270200</text:p>
          </table:table-cell>
          <table:table-cell table:number-columns-repeated="14"/>
        </table:table-row>
        <table:table-row table:style-name="ro1" table:number-rows-repeated="104757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DB__1" table:target-range-address="'MOCK_DATA(2)'.A1:'MOCK_DATA(2)'.E1001" table:display-filter-buttons="true">
          <table:sort>
            <table:sort-by table:field-number="2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4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7T15:55:47.902000000</dc:date>
    <meta:editing-duration>PT42M33S</meta:editing-duration>
    <meta:editing-cycles>7</meta:editing-cycles>
    <meta:generator>LibreOffice/7.4.1.2$Windows_X86_64 LibreOffice_project/3c58a8f3a960df8bc8fd77b461821e42c061c5f0</meta:generator>
    <meta:document-statistic meta:table-count="1" meta:cell-count="5108" meta:object-count="0"/>
  </office:meta>
</office:document-meta>
</file>